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Roboto" svg:font-family="Roboto"/>
    <style:font-face style:name="Verdana" svg:font-family="Verdan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53in"/>
    </style:style>
    <style:style style:name="co2" style:family="table-column">
      <style:table-column-properties fo:break-before="auto" style:column-width="2.5882in"/>
    </style:style>
    <style:style style:name="co3" style:family="table-column">
      <style:table-column-properties fo:break-before="auto" style:column-width="1.1154in"/>
    </style:style>
    <style:style style:name="co4" style:family="table-column">
      <style:table-column-properties fo:break-before="auto" style:column-width="0.561in"/>
    </style:style>
    <style:style style:name="co5" style:family="table-column">
      <style:table-column-properties fo:break-before="auto" style:column-width="0.1898in"/>
    </style:style>
    <style:style style:name="co6" style:family="table-column">
      <style:table-column-properties fo:break-before="auto" style:column-width="5.822in"/>
    </style:style>
    <style:style style:name="co7" style:family="table-column">
      <style:table-column-properties fo:break-before="auto" style:column-width="1.9189in"/>
    </style:style>
    <style:style style:name="co8" style:family="table-column">
      <style:table-column-properties fo:break-before="auto" style:column-width="0.6319in"/>
    </style:style>
    <style:style style:name="co9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0.252in"/>
    </style:style>
    <style:style style:name="co11" style:family="table-column">
      <style:table-column-properties fo:break-before="auto" style:column-width="0.6693in"/>
    </style:style>
    <style:style style:name="co12" style:family="table-column">
      <style:table-column-properties fo:break-before="auto" style:column-width="0.2311in"/>
    </style:style>
    <style:style style:name="ro1" style:family="table-row">
      <style:table-row-properties style:row-height="0.2189in" fo:break-before="auto" style:use-optimal-row-height="fals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874in" fo:break-before="auto" style:use-optimal-row-height="true"/>
    </style:style>
    <style:style style:name="ro5" style:family="table-row">
      <style:table-row-properties style:row-height="0.1807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ta1" style:family="table" style:master-page-name="PageStyle_5f_LEVELS">
      <style:table-properties table:display="true" style:writing-mode="lr-tb"/>
    </style:style>
    <style:style style:name="ta2" style:family="table" style:master-page-name="PageStyle_5f_FAIR_20_Indicators_5f_v0.05">
      <style:table-properties table:display="true" style:writing-mode="lr-tb"/>
    </style:style>
    <style:style style:name="ta3" style:family="table" style:master-page-name="PageStyle_5f_calc">
      <style:table-properties table:display="false" style:writing-mode="lr-tb"/>
    </style:style>
    <style:style style:name="ta4" style:family="table" style:master-page-name="PageStyle_5f_DATA">
      <style:table-properties table:display="false" style:writing-mode="lr-tb"/>
    </style:style>
    <style:style style:name="ce1" style:family="table-cell" style:parent-style-name="Default">
      <style:table-cell-properties fo:background-color="#002060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4" style:family="table-cell" style:parent-style-name="Default">
      <style:table-cell-properties fo:background-color="#00206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5" style:family="table-cell" style:parent-style-name="Default">
      <style:table-cell-properties fo:background-color="#d3d3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6" style:family="table-cell" style:parent-style-name="Default">
      <style:table-cell-properties fo:background-color="#bdbdb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7" style:family="table-cell" style:parent-style-name="Default">
      <style:table-cell-properties fo:background-color="#9e9e9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8" style:family="table-cell" style:parent-style-name="Default">
      <style:table-cell-properties fo:background-color="#7d7d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9" style:family="table-cell" style:parent-style-name="Default">
      <style:table-cell-properties fo:background-color="#69696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10" style:family="table-cell" style:parent-style-name="Default">
      <style:table-cell-properties fo:background-color="#59595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11" style:family="table-cell" style:parent-style-name="Default">
      <style:table-cell-properties fo:background-color="#d0cec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2" style:family="table-cell" style:parent-style-name="Default">
      <style:table-cell-properties fo:background-color="#fff2c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3" style:family="table-cell" style:parent-style-name="Default">
      <style:table-cell-properties fo:background-color="#ffd966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4" style:family="table-cell" style:parent-style-name="Default">
      <style:table-cell-properties fo:background-color="#c5e0b4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5" style:family="table-cell" style:parent-style-name="Default">
      <style:table-cell-properties fo:background-color="#a9d18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6" style:family="table-cell" style:parent-style-name="Default">
      <style:table-cell-properties fo:background-color="#d0cec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8" style:family="table-cell" style:parent-style-name="Default">
      <style:table-cell-properties fo:background-color="#ffd966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19" style:family="table-cell" style:parent-style-name="Default">
      <style:table-cell-properties fo:background-color="#c5e0b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0" style:family="table-cell" style:parent-style-name="Default">
      <style:table-cell-properties fo:background-color="#a9d18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23" style:family="table-cell" style:parent-style-name="Default">
      <style:table-cell-properties fo:background-color="#d0cec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666666" style:diagonal-bl-tr="none" style:diagonal-tl-br="none" style:text-align-source="value-type" style:repeat-content="false" fo:wrap-option="no-wrap" fo:border-left="0.74pt solid #666666" style:direction="ltr" fo:border-right="0.74pt solid #666666" style:rotation-angle="0" style:rotation-align="none" style:shrink-to-fit="false" fo:border-top="0.74pt solid #666666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7" style:family="table-cell" style:parent-style-name="Default">
      <style:table-cell-properties fo:background-color="#cfe2f3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1.76pt solid 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9fc5e8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30" style:family="table-cell" style:parent-style-name="Default">
      <style:table-cell-properties fo:border-bottom="none" fo:background-color="#9fc5e8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31" style:family="table-cell" style:parent-style-name="Default">
      <style:table-cell-properties fo:border-bottom="1.76pt solid #ffffff" fo:background-color="#9fc5e8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32" style:family="table-cell" style:parent-style-name="Default">
      <style:table-cell-properties fo:background-color="#6fa8dc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33" style:family="table-cell" style:parent-style-name="Default">
      <style:table-cell-properties fo:border-bottom="none" fo:background-color="#6fa8dc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34" style:family="table-cell" style:parent-style-name="Default">
      <style:table-cell-properties fo:border-bottom="1.76pt solid #ffffff" fo:background-color="#6fa8dc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35" style:family="table-cell" style:parent-style-name="Default">
      <style:table-cell-properties fo:background-color="#3d85c6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36" style:family="table-cell" style:parent-style-name="Default">
      <style:table-cell-properties fo:border-bottom="none" fo:background-color="#3d85c6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37" style:family="table-cell" style:parent-style-name="Default">
      <style:table-cell-properties fo:border-bottom="1.76pt solid #ffffff" fo:background-color="#3d85c6" style:diagonal-bl-tr="none" style:diagonal-tl-br="none" style:text-align-source="fix" style:repeat-content="false" fo:wrap-option="no-wrap" fo:border-left="1.76pt solid #ffffff" style:direction="ltr" fo:border-right="1.76pt solid #ffffff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24pt" fo:font-style="normal" fo:text-shadow="none" style:text-underline-style="none" fo:font-weight="bold" style:font-size-asian="24pt" style:font-style-asian="normal" style:font-weight-asian="bold" style:font-name-complex="Roboto" style:font-size-complex="24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3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ackground-color="#cfe2f3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1" style:family="table-cell" style:parent-style-name="Default">
      <style:table-cell-properties fo:background-color="#9fc5e8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2" style:family="table-cell" style:parent-style-name="Default">
      <style:table-cell-properties fo:background-color="#6fa8dc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3" style:family="table-cell" style:parent-style-name="Default">
      <style:table-cell-properties fo:background-color="#3d85c6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4" style:family="table-cell" style:parent-style-name="Default">
      <style:table-cell-properties fo:background-color="#93c47d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5" style:family="table-cell" style:parent-style-name="Default">
      <style:table-cell-properties fo:background-color="#b6d7a8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6" style:family="table-cell" style:parent-style-name="Default">
      <style:table-cell-properties fo:background-color="#d9ead3" style:diagonal-bl-tr="none" style:diagonal-tl-br="none" style:text-align-source="value-type" style:repeat-content="false" fo:wrap-option="wrap" fo:border="1.76pt solid #ffffff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ffffff" fo:background-color="#93c47d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1" style:family="table-cell" style:parent-style-name="Default">
      <style:table-cell-properties fo:border-bottom="1.76pt solid #ffffff" fo:background-color="#b6d7a8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2" style:family="table-cell" style:parent-style-name="Default">
      <style:table-cell-properties fo:border-bottom="1.76pt solid #ffffff" fo:background-color="#d9ead3" style:diagonal-bl-tr="none" style:diagonal-tl-br="none" style:text-align-source="fix" style:repeat-content="false" fo:wrap-option="no-wrap" fo:border-left="1.76pt solid #ffffff" style:direction="ltr" fo:border-right="none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53" style:family="table-cell" style:parent-style-name="Default">
      <style:table-cell-properties fo:border-bottom="1.76pt solid #ffffff" style:cell-protect="none" style:print-content="true" style:diagonal-bl-tr="none" style:diagonal-tl-br="none" style:text-align-source="value-type" style:repeat-content="false" fo:wrap-option="no-wrap" fo:border-left="1.76pt solid #bf9000" style:direction="ltr" fo:border-right="1.76pt solid #bf9000" style:rotation-angle="0" style:rotation-align="none" style:shrink-to-fit="false" fo:border-top="1.76pt solid #bf9000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Default">
      <style:table-cell-properties fo:border-bottom="1.76pt solid #ffffff" style:cell-protect="none" style:print-content="true" style:diagonal-bl-tr="none" style:diagonal-tl-br="none" style:text-align-source="value-type" style:repeat-content="false" fo:wrap-option="no-wrap" fo:border-left="1.76pt solid #bf9000" style:direction="ltr" fo:border-right="1.76pt solid #bf9000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fo:border-bottom="1.76pt solid #bf9000" style:cell-protect="none" style:print-content="true" style:diagonal-bl-tr="none" style:diagonal-tl-br="none" style:text-align-source="value-type" style:repeat-content="false" fo:wrap-option="no-wrap" fo:border-left="1.76pt solid #bf9000" style:direction="ltr" fo:border-right="1.76pt solid #bf9000" style:rotation-angle="0" style:rotation-align="none" style:shrink-to-fit="false" fo:border-top="1.76pt solid #ffffff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1.76pt solid #ffffff" style:diagonal-bl-tr="none" style:diagonal-tl-br="none" style:text-align-source="fix" style:repeat-content="false" fo:wrap-option="no-wrap" fo:border-left="none" style:direction="ltr" fo:border-right="1.76pt solid #ffffff" style:rotation-angle="0" style:rotation-align="none" style:shrink-to-fit="false" fo:border-top="1.76pt solid #ffffff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666666" style:direction="ltr" fo:border-right="0.74pt solid #666666" style:rotation-angle="90" style:rotation-align="bottom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58" style:family="table-cell" style:parent-style-name="Default">
      <style:table-cell-properties fo:background-color="#d0cece" style:diagonal-bl-tr="none" style:diagonal-tl-br="none" style:text-align-source="fix" style:repeat-content="false" fo:wrap-option="no-wrap" fo:border="1.76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74pt solid #666666" style:direction="ltr" style:rotation-angle="90" style:rotation-align="bottom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60" style:family="table-cell" style:parent-style-name="Default">
      <style:table-cell-properties fo:border-bottom="0.74pt solid #666666" style:diagonal-bl-tr="none" style:diagonal-tl-br="none" style:text-align-source="fix" style:repeat-content="false" fo:wrap-option="no-wrap" fo:border-left="none" style:direction="ltr" fo:border-right="0.74pt solid #666666" style:rotation-angle="0" style:rotation-align="none" style:shrink-to-fit="false" fo:border-top="0.74pt solid #666666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2" style:base-cell-address="'FAIR Indicators_v0.05'.K2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74pt solid #666666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1" style:apply-style-name="ConditionalStyle_5f_2" style:base-cell-address="'FAIR Indicators_v0.05'.K2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63" style:family="table-cell" style:parent-style-name="Default">
      <style:table-cell-properties fo:border-bottom="0.74pt dotted #000000" fo:background-color="#93c47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name-complex="Roboto" style:font-size-complex="10pt" style:font-style-complex="italic" style:font-weight-complex="bold"/>
    </style:style>
    <style:style style:name="ce64" style:family="table-cell" style:parent-style-name="Default">
      <style:table-cell-properties fo:background-color="#93c47d" style:rotation-align="none"/>
      <style:text-properties style:use-window-font-color="true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name-complex="Roboto" style:font-size-complex="10pt" style:font-style-complex="italic" style:font-weight-complex="bold"/>
    </style:style>
    <style:style style:name="ce65" style:family="table-cell" style:parent-style-name="Default">
      <style:table-cell-properties fo:border-bottom="0.74pt dotted #000000" fo:background-color="#b6d7a8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name-complex="Roboto" style:font-size-complex="10pt" style:font-style-complex="italic" style:font-weight-complex="bold"/>
    </style:style>
    <style:style style:name="ce66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name-complex="Roboto" style:font-size-complex="10pt" style:font-style-complex="italic" style:font-weight-complex="bold"/>
    </style:style>
    <style:style style:name="ce67" style:family="table-cell" style:parent-style-name="Default">
      <style:table-cell-properties fo:border-bottom="0.74pt dotted #000000" fo:background-color="#d9ead3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name-complex="Roboto" style:font-size-complex="10pt" style:font-style-complex="italic" style:font-weight-complex="bold"/>
    </style:style>
    <style:style style:name="ce68" style:family="table-cell" style:parent-style-name="Default">
      <style:table-cell-properties fo:background-color="#d9ead3" style:rotation-align="none"/>
      <style:text-properties style:use-window-font-color="true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name-complex="Roboto" style:font-size-complex="10pt" style:font-style-complex="italic" style:font-weight-complex="bold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#d0cec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ackground-color="#7f7f7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4" style:family="table-cell" style:parent-style-name="Default">
      <style:table-cell-properties fo:border-bottom="0.74pt dotted #000000" fo:background-color="#93c47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5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6" style:family="table-cell" style:parent-style-name="Default">
      <style:table-cell-properties fo:border-bottom="0.74pt dotted #000000" fo:background-color="#b6d7a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7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8" style:family="table-cell" style:parent-style-name="Default">
      <style:table-cell-properties fo:border-bottom="0.74pt dotte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79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3" style:family="table-cell" style:parent-style-name="Excel_20_Built-in_20_Percent">
      <style:table-cell-properties fo:background-color="#d0cec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4" style:family="table-cell" style:parent-style-name="Excel_20_Built-in_20_Percent">
      <style:table-cell-properties fo:background-color="#7f7f7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5" style:family="table-cell" style:parent-style-name="Default">
      <style:table-cell-properties fo:border-bottom="0.74pt dotted #000000" fo:background-color="#93c47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6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7" style:family="table-cell" style:parent-style-name="Default">
      <style:table-cell-properties fo:border-bottom="0.74pt dotted #000000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88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9" style:family="table-cell" style:parent-style-name="Default">
      <style:table-cell-properties fo:border-bottom="0.74pt dotte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90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3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gr2" style:family="graphic">
      <style:graphic-properties draw:stroke="solid" svg:stroke-width="0.0209in" svg:stroke-color="#808080" draw:marker-start="msArrowOvalEnd_20_5" draw:marker-start-width="0.0827in" draw:marker-start-center="true" draw:marker-end="msArrowOvalEnd_20_5" draw:marker-end-width="0.0827in" draw:marker-end-center="true" draw:stroke-linejoin="miter" svg:stroke-linecap="butt" draw:fill="none" draw:textarea-horizontal-align="center" draw:textarea-vertical-align="top" draw:auto-grow-height="false" fo:padding-top="0.0492in" fo:padding-bottom="0.0492in" fo:padding-left="0.0984in" fo:padding-right="0.0984in" fo:wrap-option="wrap"/>
    </style:style>
    <style:style style:name="gr3" style:family="graphic">
      <style:graphic-properties draw:stroke="solid" svg:stroke-width="0.0138in" svg:stroke-color="#808080" draw:stroke-linejoin="miter" svg:stroke-linecap="butt" draw:fill="solid" draw:fill-color="#80808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808080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DATA.$L$1:.$L$1048576])" table:allow-empty-cell="true" table:display-list="unsorted" table:base-cell-address="DATA.H2">
          <table:error-message table:message-type="stop" table:display="true"/>
        </table:content-validation>
      </table:content-validations>
      <table:table table:name="LEVE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number-columns-repeated="60" table:default-cell-style-name="Default"/>
        <table:table-row table:style-name="ro1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FAIRNESS LEVELS PER AREA</text:p>
          </table:table-cell>
          <table:covered-table-cell table:number-columns-repeated="7" table:style-name="ce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What level describes your digital object?</text:p>
          </table:table-cell>
          <table:table-cell table:style-name="ce5" office:value-type="string" calcext:value-type="string">
            <text:p>Level 0</text:p>
          </table:table-cell>
          <table:table-cell/>
          <table:table-cell table:style-name="ce21" office:value-type="string" calcext:value-type="string">
            <text:p>Not FAIR</text:p>
          </table:table-cell>
          <table:table-cell table:number-columns-repeated="59"/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Level 1</text:p>
          </table:table-cell>
          <table:table-cell/>
          <table:table-cell table:style-name="ce21" office:value-type="string" calcext:value-type="string">
            <text:p>FAIR essential criteria only</text:p>
          </table:table-cell>
          <table:table-cell table:number-columns-repeated="59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Level 2</text:p>
          </table:table-cell>
          <table:table-cell/>
          <table:table-cell table:style-name="ce21" office:value-type="string" calcext:value-type="string">
            <text:p>FAIR essential criteria + 50 % of important criteria</text:p>
          </table:table-cell>
          <table:table-cell table:number-columns-repeated="59"/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Level 3</text:p>
          </table:table-cell>
          <table:table-cell/>
          <table:table-cell table:style-name="ce21" office:value-type="string" calcext:value-type="string">
            <text:p>FAIR essential criteria + 100% of important criteria</text:p>
          </table:table-cell>
          <table:table-cell table:number-columns-repeated="59"/>
        </table:table-row>
        <table:table-row table:style-name="ro1">
          <table:table-cell/>
          <table:covered-table-cell table:style-name="ce3"/>
          <table:table-cell table:style-name="ce9" office:value-type="string" calcext:value-type="string">
            <text:p>Level 4</text:p>
          </table:table-cell>
          <table:table-cell/>
          <table:table-cell table:style-name="ce21" office:value-type="string" calcext:value-type="string">
            <text:p>FAIR essential criteria + 100% of important criteria + 50% of useful criteria</text:p>
          </table:table-cell>
          <table:table-cell table:number-columns-repeated="59"/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Level 5</text:p>
          </table:table-cell>
          <table:table-cell/>
          <table:table-cell table:style-name="ce21" office:value-type="string" calcext:value-type="string">
            <text:p>FAIR essential criteria + 100% of important criteria + 100% of useful criteria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/>
          <table:table-cell>
            <draw:frame table:end-cell-address="LEVELS.I28" table:end-x="1.0724in" table:end-y="0.1937in" draw:z-index="3" draw:name="Chart 6" draw:style-name="gr1" draw:text-style-name="P1" svg:width="8.8315in" svg:height="3.6835in" svg:x="0.6508in" svg:y="0.0102in">
              <draw:object draw:notify-on-update-of-ranges="calc.C16:calc.F16 calc.B17:calc.B17 calc.C17:calc.F17 calc.B18:calc.B18 calc.C18:calc.F18 calc.B19:calc.B19 calc.C19:calc.F19 calc.B20:calc.B20 calc.C20:calc.F20 calc.B21:calc.B21 calc.C21:calc.F21 calc.B22:calc.B22 calc.C22:calc.F22 calc.B23:calc.B23 calc.C23:calc.F23 calc.B24:calc.B24 calc.C24:calc.F2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62"/>
        </table:table-row>
        <table:table-row table:style-name="ro1" table:number-rows-repeated="18">
          <table:table-cell table:number-columns-repeated="64"/>
        </table:table-row>
        <table:table-row table:style-name="ro3">
          <table:table-cell/>
          <table:table-cell table:style-name="ce1" office:value-type="string" calcext:value-type="string" table:number-columns-spanned="8" table:number-rows-spanned="1">
            <text:p>FAIRNESS PROGRESS PER INDICATOR</text:p>
          </table:table-cell>
          <table:covered-table-cell table:number-columns-repeated="7" table:style-name="ce4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2" office:value-type="string" calcext:value-type="string" table:number-columns-spanned="1" table:number-rows-spanned="5">
            <text:p>Maturity level per indicator (per FAIR area)</text:p>
          </table:table-cell>
          <table:table-cell table:style-name="ce11" office:value-type="string" calcext:value-type="string" table:number-columns-spanned="4" table:number-rows-spanned="1">
            <text:p>0 – not applicable</text:p>
          </table:table-cell>
          <table:covered-table-cell table:number-columns-repeated="3" table:style-name="ce16"/>
          <table:table-cell table:number-columns-repeated="58"/>
        </table:table-row>
        <table:table-row table:style-name="ro1">
          <table:table-cell/>
          <table:covered-table-cell table:style-name="ce3"/>
          <table:table-cell table:style-name="ce12" office:value-type="string" calcext:value-type="string" table:number-columns-spanned="4" table:number-rows-spanned="1">
            <text:p>1 – not being considered this yet</text:p>
          </table:table-cell>
          <table:covered-table-cell table:number-columns-repeated="3" table:style-name="ce17"/>
          <table:table-cell table:number-columns-repeated="58"/>
        </table:table-row>
        <table:table-row table:style-name="ro1">
          <table:table-cell/>
          <table:covered-table-cell table:style-name="ce3"/>
          <table:table-cell table:style-name="ce13" office:value-type="string" calcext:value-type="string" table:number-columns-spanned="4" table:number-rows-spanned="1">
            <text:p>2 – under consideration or in planning phase</text:p>
          </table:table-cell>
          <table:covered-table-cell table:number-columns-repeated="3" table:style-name="ce18"/>
          <table:table-cell table:number-columns-repeated="58"/>
        </table:table-row>
        <table:table-row table:style-name="ro1">
          <table:table-cell/>
          <table:covered-table-cell table:style-name="ce3"/>
          <table:table-cell table:style-name="ce14" office:value-type="string" calcext:value-type="string" table:number-columns-spanned="4" table:number-rows-spanned="1">
            <text:p>3 – in implementation phase</text:p>
          </table:table-cell>
          <table:covered-table-cell table:number-columns-repeated="3" table:style-name="ce19"/>
          <table:table-cell table:number-columns-repeated="58"/>
        </table:table-row>
        <table:table-row table:style-name="ro1">
          <table:table-cell/>
          <table:covered-table-cell table:style-name="ce3"/>
          <table:table-cell table:style-name="ce15" office:value-type="string" calcext:value-type="string" table:number-columns-spanned="4" table:number-rows-spanned="1">
            <text:p>4 – fully implemented</text:p>
          </table:table-cell>
          <table:covered-table-cell table:number-columns-repeated="3" table:style-name="ce20"/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>
            <draw:frame table:end-cell-address="LEVELS.E53" table:end-x="0.6142in" table:end-y="0.0098in" draw:z-index="0" draw:name="Chart 2" draw:style-name="gr1" draw:text-style-name="P1" svg:width="3.9902in" svg:height="2.7807in" svg:x="0.5728in" svg:y="0.0728in">
              <draw:object draw:notify-on-update-of-ranges="'FAIR Indicators_v0.05'.E2:'FAIR Indicators_v0.05'.E8 'FAIR Indicators_v0.05'.I2:'FAIR Indicators_v0.05'.I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LEVELS.I52" table:end-x="0.7079in" table:end-y="0.1976in" draw:z-index="1" draw:name="Chart 3" draw:style-name="gr1" draw:text-style-name="P1" svg:width="4.228in" svg:height="2.7496in" svg:x="0.9409in" svg:y="0.0728in">
              <draw:object draw:notify-on-update-of-ranges="'FAIR Indicators_v0.05'.E9:'FAIR Indicators_v0.05'.E20 'FAIR Indicators_v0.05'.I9:'FAIR Indicators_v0.05'.I20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  <draw:line table:end-cell-address="LEVELS.E69" table:end-x="0.75in" table:end-y="0.0102in" draw:z-index="5" draw:name="Straight Connector 9" draw:style-name="gr2" draw:text-style-name="P1" svg:x1="0.75in" svg:y1="0.0413in" svg:x2="0.75in" svg:y2="6.3539in">
              <text:p/>
            </draw:line>
          </table:table-cell>
          <table:table-cell table:number-columns-repeated="59"/>
        </table:table-row>
        <table:table-row table:style-name="ro1" table:number-rows-repeated="12">
          <table:table-cell table:number-columns-repeated="64"/>
        </table:table-row>
        <table:table-row table:style-name="ro1">
          <table:table-cell/>
          <table:table-cell>
            <draw:line table:end-cell-address="LEVELS.I53" table:end-x="0.7358in" table:end-y="0.1248in" draw:z-index="6" draw:name="Straight Connector 10" draw:style-name="gr2" draw:text-style-name="P1" svg:x1="0.3331in" svg:y1="0.1248in" svg:x2="9.1457in" svg:y2="0.1248in">
              <text:p/>
            </draw:line>
          </table:table-cell>
          <table:table-cell table:number-columns-repeated="2"/>
          <table:table-cell>
            <draw:custom-shape table:end-cell-address="LEVELS.E53" table:end-x="0.8504in" table:end-y="0.2012in" draw:z-index="7" draw:name="Oval 14" draw:style-name="gr3" draw:text-style-name="P2" svg:width="0.1882in" svg:height="0.1941in" svg:x="0.6622in" svg:y="0.0071in">
              <text:p/>
    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</table:table-cell>
          <table:table-cell table:number-columns-repeated="59"/>
        </table:table-row>
        <table:table-row table:style-name="ro1">
          <table:table-cell/>
          <table:table-cell>
            <draw:frame table:end-cell-address="LEVELS.E67" table:end-x="0.6524in" table:end-y="0.1768in" draw:z-index="2" draw:name="Chart 4" draw:style-name="gr1" draw:text-style-name="P1" svg:width="4.2469in" svg:height="3.0035in" svg:x="0.3543in" svg:y="0.0173in">
              <draw:object draw:notify-on-update-of-ranges="'FAIR Indicators_v0.05'.E21:'FAIR Indicators_v0.05'.E32 'FAIR Indicators_v0.05'.I21:'FAIR Indicators_v0.05'.I32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2"/>
          <table:table-cell>
            <draw:frame table:end-cell-address="LEVELS.I68" table:end-x="0.635in" table:end-y="0.0724in" draw:z-index="4" draw:name="Chart 7" draw:style-name="gr1" draw:text-style-name="P1" svg:width="4.2417in" svg:height="2.9996in" svg:x="0.8543in" svg:y="0.1354in">
              <draw:object draw:notify-on-update-of-ranges="'FAIR Indicators_v0.05'.E33:'FAIR Indicators_v0.05'.E42 'FAIR Indicators_v0.05'.I33:'FAIR Indicators_v0.05'.I42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59"/>
        </table:table-row>
        <table:table-row table:style-name="ro1" table:number-rows-repeated="104852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AIR Indicators_v0.05" table:style-name="ta2">
        <office:forms form:automatic-focus="false" form:apply-design-mode="false"/>
        <table:table-column table:style-name="co4" table:default-cell-style-name="Default"/>
        <table:table-column table:style-name="co3" table:default-cell-style-name="Default"/>
        <table:table-column table:style-name="co5" table:visibility="collapse" table:default-cell-style-name="Default"/>
        <table:table-column table:style-name="co3" table:number-columns-repeated="2" table:default-cell-style-name="Default"/>
        <table:table-column table:style-name="co6" table:default-cell-style-name="ce49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number-columns-repeated="3" table:default-cell-style-name="Default"/>
        <table:table-column table:style-name="co3" table:number-columns-repeated="51" table:default-cell-style-name="Default"/>
        <table:table-row table:style-name="ro1">
          <table:table-cell table:style-name="ce22" office:value-type="string" calcext:value-type="string">
            <text:p>ID</text:p>
          </table:table-cell>
          <table:table-cell table:style-name="ce26"/>
          <table:table-cell table:style-name="ce22"/>
          <table:table-cell table:style-name="ce22" office:value-type="string" calcext:value-type="string">
            <text:p>PRINCIPLE</text:p>
          </table:table-cell>
          <table:table-cell table:style-name="ce22" office:value-type="string" calcext:value-type="string">
            <text:p>INDICATOR_ID</text:p>
          </table:table-cell>
          <table:table-cell table:style-name="ce22" office:value-type="string" calcext:value-type="string">
            <text:p>INDICATORS</text:p>
          </table:table-cell>
          <table:table-cell table:style-name="ce22" office:value-type="string" calcext:value-type="string">
            <text:p>PRIORITY</text:p>
          </table:table-cell>
          <table:table-cell table:style-name="ce22" office:value-type="string" calcext:value-type="string">
            <text:p>METRIC</text:p>
          </table:table-cell>
          <table:table-cell table:style-name="ce22" office:value-type="string" calcext:value-type="string">
            <text:p>VIZ</text:p>
          </table:table-cell>
          <table:table-cell table:style-name="ce57" office:value-type="string" calcext:value-type="string">
            <text:p>SCORE/1</text:p>
          </table:table-cell>
          <table:table-cell table:style-name="ce59" office:value-type="string" calcext:value-type="string">
            <text:p>SCORE/E</text:p>
          </table:table-cell>
          <table:table-cell table:style-name="ce59" office:value-type="string" calcext:value-type="string">
            <text:p>SCORE/I</text:p>
          </table:table-cell>
          <table:table-cell table:style-name="ce59" office:value-type="string" calcext:value-type="string">
            <text:p>SCORE/U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7" table:formula="of:=LEFT([.D2])" office:value-type="string" office:string-value="F" calcext:value-type="string" table:number-columns-spanned="1" table:number-rows-spanned="7">
            <text:p>F</text:p>
          </table:table-cell>
          <table:table-cell table:style-name="ce40" table:formula="of:=LEFT([.D2])" office:value-type="string" office:string-value="F" calcext:value-type="string">
            <text:p>F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RDA-F1-01M</text:p>
          </table:table-cell>
          <table:table-cell table:style-name="ce44" office:value-type="string" calcext:value-type="string">
            <text:p>Metadata is identified by a persistent identifier</text:p>
          </table:table-cell>
          <table:table-cell table:style-name="ce50" office:value-type="string" calcext:value-type="string">
            <text:p>Essential</text:p>
          </table:table-cell>
          <table:table-cell table:style-name="ce53" table:content-validation-name="val1" office:value-type="string" calcext:value-type="string">
            <text:p>4 – fully implemented</text:p>
          </table:table-cell>
          <table:table-cell table:style-name="ce56" table:formula="of:=IF([.$H2]=&quot;&quot;;&quot;&quot;;IF([.$H2]=[$DATA.$L$1];0;IF([.$H2]=[$DATA.$L$2];1;IF([.$H2]=[$DATA.$L$3];2;IF([.$H2]=[$DATA.$L$4];3;4)))))" office:value-type="float" office:value="4" calcext:value-type="float">
            <text:p>4</text:p>
          </table:table-cell>
          <table:table-cell table:style-name="ce58" table:formula="of:=IF(OR([.$H2]=[$DATA.$L$1];[.$H2]=[$DATA.$L$2];[.$H2]=[$DATA.$L$3];[.$H2]=[$DATA.$L$4];[.$H2]=0);0;1)" office:value-type="float" office:value="1" calcext:value-type="float">
            <text:p>1</text:p>
          </table:table-cell>
          <table:table-cell table:style-name="ce60" table:formula="of:=IF(AND([.$G2]=[$DATA.$C$1];[.$J2]=1);1;0)" office:value-type="float" office:value="1" calcext:value-type="float">
            <text:p>1</text:p>
          </table:table-cell>
          <table:table-cell table:style-name="ce61" table:formula="of:=IF(AND([.$G2]=[$DATA.$C$2];[.$J2]=1);1;0)" office:value-type="float" office:value="0" calcext:value-type="float">
            <text:p>0</text:p>
          </table:table-cell>
          <table:table-cell table:style-name="ce61" table:formula="of:=IF(AND([.$G2]=[$DATA.$C$3];[.$J2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2" calcext:value-type="float">
            <text:p>2</text:p>
          </table:table-cell>
          <table:covered-table-cell table:style-name="ce28"/>
          <table:table-cell table:style-name="ce40" table:formula="of:=LEFT([.D3])" office:value-type="string" office:string-value="F" calcext:value-type="string">
            <text:p>F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RDA-F1-01D</text:p>
          </table:table-cell>
          <table:table-cell table:style-name="ce44" office:value-type="string" calcext:value-type="string">
            <text:p>Data is identified by a persistent identifier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3]=&quot;&quot;;&quot;&quot;;IF([.$H3]=[$DATA.$L$1];0;IF([.$H3]=[$DATA.$L$2];1;IF([.$H3]=[$DATA.$L$3];2;IF([.$H3]=[$DATA.$L$4];3;4)))))" office:value-type="float" office:value="4" calcext:value-type="float">
            <text:p>4</text:p>
          </table:table-cell>
          <table:table-cell table:style-name="ce58" table:formula="of:=IF(OR([.$H3]=[$DATA.$L$1];[.$H3]=[$DATA.$L$2];[.$H3]=[$DATA.$L$3];[.$H3]=[$DATA.$L$4];[.$H3]=0);0;1)" office:value-type="float" office:value="1" calcext:value-type="float">
            <text:p>1</text:p>
          </table:table-cell>
          <table:table-cell table:style-name="ce60" table:formula="of:=IF(AND([.$G3]=[$DATA.$C$1];[.$J3]=1);1;0)" office:value-type="float" office:value="1" calcext:value-type="float">
            <text:p>1</text:p>
          </table:table-cell>
          <table:table-cell table:style-name="ce61" table:formula="of:=IF(AND([.$G3]=[$DATA.$C$2];[.$J3]=1);1;0)" office:value-type="float" office:value="0" calcext:value-type="float">
            <text:p>0</text:p>
          </table:table-cell>
          <table:table-cell table:style-name="ce61" table:formula="of:=IF(AND([.$G3]=[$DATA.$C$3];[.$J3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3" calcext:value-type="float">
            <text:p>3</text:p>
          </table:table-cell>
          <table:covered-table-cell table:style-name="ce28"/>
          <table:table-cell table:style-name="ce40" table:formula="of:=LEFT([.D4])" office:value-type="string" office:string-value="F" calcext:value-type="string">
            <text:p>F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RDA-F1-02M</text:p>
          </table:table-cell>
          <table:table-cell table:style-name="ce44" office:value-type="string" calcext:value-type="string">
            <text:p>Metadata is identified by a globally unique identifier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0 – not applicable</text:p>
          </table:table-cell>
          <table:table-cell table:style-name="ce56" table:formula="of:=IF([.$H4]=&quot;&quot;;&quot;&quot;;IF([.$H4]=[$DATA.$L$1];0;IF([.$H4]=[$DATA.$L$2];1;IF([.$H4]=[$DATA.$L$3];2;IF([.$H4]=[$DATA.$L$4];3;4)))))" office:value-type="float" office:value="0" calcext:value-type="float">
            <text:p>0</text:p>
          </table:table-cell>
          <table:table-cell table:style-name="ce58" table:formula="of:=IF(OR([.$H4]=[$DATA.$L$1];[.$H4]=[$DATA.$L$2];[.$H4]=[$DATA.$L$3];[.$H4]=[$DATA.$L$4];[.$H4]=0);0;1)" office:value-type="float" office:value="0" calcext:value-type="float">
            <text:p>0</text:p>
          </table:table-cell>
          <table:table-cell table:style-name="ce60" table:formula="of:=IF(AND([.$G4]=[$DATA.$C$1];[.$J4]=1);1;0)" office:value-type="float" office:value="0" calcext:value-type="float">
            <text:p>0</text:p>
          </table:table-cell>
          <table:table-cell table:style-name="ce61" table:formula="of:=IF(AND([.$G4]=[$DATA.$C$2];[.$J4]=1);1;0)" office:value-type="float" office:value="0" calcext:value-type="float">
            <text:p>0</text:p>
          </table:table-cell>
          <table:table-cell table:style-name="ce61" table:formula="of:=IF(AND([.$G4]=[$DATA.$C$3];[.$J4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4" calcext:value-type="float">
            <text:p>4</text:p>
          </table:table-cell>
          <table:covered-table-cell table:style-name="ce28"/>
          <table:table-cell table:style-name="ce40" table:formula="of:=LEFT([.D5])" office:value-type="string" office:string-value="F" calcext:value-type="string">
            <text:p>F</text:p>
          </table:table-cell>
          <table:table-cell table:style-name="ce23" office:value-type="string" calcext:value-type="string">
            <text:p>F1</text:p>
          </table:table-cell>
          <table:table-cell table:style-name="ce23" office:value-type="string" calcext:value-type="string">
            <text:p>RDA-F1-02D</text:p>
          </table:table-cell>
          <table:table-cell table:style-name="ce44" office:value-type="string" calcext:value-type="string">
            <text:p>Data is identified by a globally unique identifier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5]=&quot;&quot;;&quot;&quot;;IF([.$H5]=[$DATA.$L$1];0;IF([.$H5]=[$DATA.$L$2];1;IF([.$H5]=[$DATA.$L$3];2;IF([.$H5]=[$DATA.$L$4];3;4)))))" office:value-type="float" office:value="4" calcext:value-type="float">
            <text:p>4</text:p>
          </table:table-cell>
          <table:table-cell table:style-name="ce58" table:formula="of:=IF(OR([.$H5]=[$DATA.$L$1];[.$H5]=[$DATA.$L$2];[.$H5]=[$DATA.$L$3];[.$H5]=[$DATA.$L$4];[.$H5]=0);0;1)" office:value-type="float" office:value="1" calcext:value-type="float">
            <text:p>1</text:p>
          </table:table-cell>
          <table:table-cell table:style-name="ce60" table:formula="of:=IF(AND([.$G5]=[$DATA.$C$1];[.$J5]=1);1;0)" office:value-type="float" office:value="1" calcext:value-type="float">
            <text:p>1</text:p>
          </table:table-cell>
          <table:table-cell table:style-name="ce61" table:formula="of:=IF(AND([.$G5]=[$DATA.$C$2];[.$J5]=1);1;0)" office:value-type="float" office:value="0" calcext:value-type="float">
            <text:p>0</text:p>
          </table:table-cell>
          <table:table-cell table:style-name="ce61" table:formula="of:=IF(AND([.$G5]=[$DATA.$C$3];[.$J5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5" calcext:value-type="float">
            <text:p>5</text:p>
          </table:table-cell>
          <table:covered-table-cell table:style-name="ce28"/>
          <table:table-cell table:style-name="ce40" table:formula="of:=LEFT([.D6])" office:value-type="string" office:string-value="F" calcext:value-type="string">
            <text:p>F</text:p>
          </table:table-cell>
          <table:table-cell table:style-name="ce23" office:value-type="string" calcext:value-type="string">
            <text:p>F2</text:p>
          </table:table-cell>
          <table:table-cell table:style-name="ce23" office:value-type="string" calcext:value-type="string">
            <text:p>RDA-F2-01M</text:p>
          </table:table-cell>
          <table:table-cell table:style-name="ce44" office:value-type="string" calcext:value-type="string">
            <text:p>Rich metadata is provided to allow discovery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6]=&quot;&quot;;&quot;&quot;;IF([.$H6]=[$DATA.$L$1];0;IF([.$H6]=[$DATA.$L$2];1;IF([.$H6]=[$DATA.$L$3];2;IF([.$H6]=[$DATA.$L$4];3;4)))))" office:value-type="float" office:value="4" calcext:value-type="float">
            <text:p>4</text:p>
          </table:table-cell>
          <table:table-cell table:style-name="ce58" table:formula="of:=IF(OR([.$H6]=[$DATA.$L$1];[.$H6]=[$DATA.$L$2];[.$H6]=[$DATA.$L$3];[.$H6]=[$DATA.$L$4];[.$H6]=0);0;1)" office:value-type="float" office:value="1" calcext:value-type="float">
            <text:p>1</text:p>
          </table:table-cell>
          <table:table-cell table:style-name="ce60" table:formula="of:=IF(AND([.$G6]=[$DATA.$C$1];[.$J6]=1);1;0)" office:value-type="float" office:value="1" calcext:value-type="float">
            <text:p>1</text:p>
          </table:table-cell>
          <table:table-cell table:style-name="ce61" table:formula="of:=IF(AND([.$G6]=[$DATA.$C$2];[.$J6]=1);1;0)" office:value-type="float" office:value="0" calcext:value-type="float">
            <text:p>0</text:p>
          </table:table-cell>
          <table:table-cell table:style-name="ce61" table:formula="of:=IF(AND([.$G6]=[$DATA.$C$3];[.$J6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6" calcext:value-type="float">
            <text:p>6</text:p>
          </table:table-cell>
          <table:covered-table-cell table:style-name="ce28"/>
          <table:table-cell table:style-name="ce40" table:formula="of:=LEFT([.D7])" office:value-type="string" office:string-value="F" calcext:value-type="string">
            <text:p>F</text:p>
          </table:table-cell>
          <table:table-cell table:style-name="ce23" office:value-type="string" calcext:value-type="string">
            <text:p>F3</text:p>
          </table:table-cell>
          <table:table-cell table:style-name="ce23" office:value-type="string" calcext:value-type="string">
            <text:p>RDA-F3-01M</text:p>
          </table:table-cell>
          <table:table-cell table:style-name="ce44" office:value-type="string" calcext:value-type="string">
            <text:p>Metadata includes the identifier for the data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7]=&quot;&quot;;&quot;&quot;;IF([.$H7]=[$DATA.$L$1];0;IF([.$H7]=[$DATA.$L$2];1;IF([.$H7]=[$DATA.$L$3];2;IF([.$H7]=[$DATA.$L$4];3;4)))))" office:value-type="float" office:value="4" calcext:value-type="float">
            <text:p>4</text:p>
          </table:table-cell>
          <table:table-cell table:style-name="ce58" table:formula="of:=IF(OR([.$H7]=[$DATA.$L$1];[.$H7]=[$DATA.$L$2];[.$H7]=[$DATA.$L$3];[.$H7]=[$DATA.$L$4];[.$H7]=0);0;1)" office:value-type="float" office:value="1" calcext:value-type="float">
            <text:p>1</text:p>
          </table:table-cell>
          <table:table-cell table:style-name="ce60" table:formula="of:=IF(AND([.$G7]=[$DATA.$C$1];[.$J7]=1);1;0)" office:value-type="float" office:value="1" calcext:value-type="float">
            <text:p>1</text:p>
          </table:table-cell>
          <table:table-cell table:style-name="ce61" table:formula="of:=IF(AND([.$G7]=[$DATA.$C$2];[.$J7]=1);1;0)" office:value-type="float" office:value="0" calcext:value-type="float">
            <text:p>0</text:p>
          </table:table-cell>
          <table:table-cell table:style-name="ce61" table:formula="of:=IF(AND([.$G7]=[$DATA.$C$3];[.$J7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7" calcext:value-type="float">
            <text:p>7</text:p>
          </table:table-cell>
          <table:covered-table-cell table:style-name="ce28"/>
          <table:table-cell table:style-name="ce40" table:formula="of:=LEFT([.D8])" office:value-type="string" office:string-value="F" calcext:value-type="string">
            <text:p>F</text:p>
          </table:table-cell>
          <table:table-cell table:style-name="ce23" office:value-type="string" calcext:value-type="string">
            <text:p>F4</text:p>
          </table:table-cell>
          <table:table-cell table:style-name="ce23" office:value-type="string" calcext:value-type="string">
            <text:p>RDA-F4-01M</text:p>
          </table:table-cell>
          <table:table-cell table:style-name="ce44" office:value-type="string" calcext:value-type="string">
            <text:p>Metadata is offered in such a way that it can be harvested and indexed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8]=&quot;&quot;;&quot;&quot;;IF([.$H8]=[$DATA.$L$1];0;IF([.$H8]=[$DATA.$L$2];1;IF([.$H8]=[$DATA.$L$3];2;IF([.$H8]=[$DATA.$L$4];3;4)))))" office:value-type="float" office:value="4" calcext:value-type="float">
            <text:p>4</text:p>
          </table:table-cell>
          <table:table-cell table:style-name="ce58" table:formula="of:=IF(OR([.$H8]=[$DATA.$L$1];[.$H8]=[$DATA.$L$2];[.$H8]=[$DATA.$L$3];[.$H8]=[$DATA.$L$4];[.$H8]=0);0;1)" office:value-type="float" office:value="1" calcext:value-type="float">
            <text:p>1</text:p>
          </table:table-cell>
          <table:table-cell table:style-name="ce60" table:formula="of:=IF(AND([.$G8]=[$DATA.$C$1];[.$J8]=1);1;0)" office:value-type="float" office:value="1" calcext:value-type="float">
            <text:p>1</text:p>
          </table:table-cell>
          <table:table-cell table:style-name="ce61" table:formula="of:=IF(AND([.$G8]=[$DATA.$C$2];[.$J8]=1);1;0)" office:value-type="float" office:value="0" calcext:value-type="float">
            <text:p>0</text:p>
          </table:table-cell>
          <table:table-cell table:style-name="ce61" table:formula="of:=IF(AND([.$G8]=[$DATA.$C$3];[.$J8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8" calcext:value-type="float">
            <text:p>8</text:p>
          </table:table-cell>
          <table:table-cell table:style-name="ce29" table:formula="of:=LEFT([.D9])" office:value-type="string" office:string-value="A" calcext:value-type="string" table:number-columns-spanned="1" table:number-rows-spanned="12">
            <text:p>A</text:p>
          </table:table-cell>
          <table:table-cell table:style-name="ce41" table:formula="of:=LEFT([.D9])" office:value-type="string" office:string-value="A" calcext:value-type="string">
            <text:p>A</text:p>
          </table:table-cell>
          <table:table-cell table:style-name="ce23" office:value-type="string" calcext:value-type="string">
            <text:p>A1</text:p>
          </table:table-cell>
          <table:table-cell table:style-name="ce23" office:value-type="string" calcext:value-type="string">
            <text:p>RDA-A1-01M</text:p>
          </table:table-cell>
          <table:table-cell table:style-name="ce45" office:value-type="string" calcext:value-type="string">
            <text:p>Metadata contains information to enable the user to get access to the data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9]=&quot;&quot;;&quot;&quot;;IF([.$H9]=[$DATA.$L$1];0;IF([.$H9]=[$DATA.$L$2];1;IF([.$H9]=[$DATA.$L$3];2;IF([.$H9]=[$DATA.$L$4];3;4)))))" office:value-type="float" office:value="4" calcext:value-type="float">
            <text:p>4</text:p>
          </table:table-cell>
          <table:table-cell table:style-name="ce58" table:formula="of:=IF(OR([.$H9]=[$DATA.$L$1];[.$H9]=[$DATA.$L$2];[.$H9]=[$DATA.$L$3];[.$H9]=[$DATA.$L$4];[.$H9]=0);0;1)" office:value-type="float" office:value="1" calcext:value-type="float">
            <text:p>1</text:p>
          </table:table-cell>
          <table:table-cell table:style-name="ce60" table:formula="of:=IF(AND([.$G9]=[$DATA.$C$1];[.$J9]=1);1;0)" office:value-type="float" office:value="0" calcext:value-type="float">
            <text:p>0</text:p>
          </table:table-cell>
          <table:table-cell table:style-name="ce61" table:formula="of:=IF(AND([.$G9]=[$DATA.$C$2];[.$J9]=1);1;0)" office:value-type="float" office:value="1" calcext:value-type="float">
            <text:p>1</text:p>
          </table:table-cell>
          <table:table-cell table:style-name="ce61" table:formula="of:=IF(AND([.$G9]=[$DATA.$C$3];[.$J9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9" calcext:value-type="float">
            <text:p>9</text:p>
          </table:table-cell>
          <table:covered-table-cell table:style-name="ce30"/>
          <table:table-cell table:style-name="ce41" table:formula="of:=LEFT([.D10])" office:value-type="string" office:string-value="A" calcext:value-type="string">
            <text:p>A</text:p>
          </table:table-cell>
          <table:table-cell table:style-name="ce23" office:value-type="string" calcext:value-type="string">
            <text:p>A1</text:p>
          </table:table-cell>
          <table:table-cell table:style-name="ce23" office:value-type="string" calcext:value-type="string">
            <text:p>RDA-A1-02M</text:p>
          </table:table-cell>
          <table:table-cell table:style-name="ce44" office:value-type="string" calcext:value-type="string">
            <text:p>Metadata can be accessed manually (i.e. with human intervention)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10]=&quot;&quot;;&quot;&quot;;IF([.$H10]=[$DATA.$L$1];0;IF([.$H10]=[$DATA.$L$2];1;IF([.$H10]=[$DATA.$L$3];2;IF([.$H10]=[$DATA.$L$4];3;4)))))" office:value-type="float" office:value="4" calcext:value-type="float">
            <text:p>4</text:p>
          </table:table-cell>
          <table:table-cell table:style-name="ce58" table:formula="of:=IF(OR([.$H10]=[$DATA.$L$1];[.$H10]=[$DATA.$L$2];[.$H10]=[$DATA.$L$3];[.$H10]=[$DATA.$L$4];[.$H10]=0);0;1)" office:value-type="float" office:value="1" calcext:value-type="float">
            <text:p>1</text:p>
          </table:table-cell>
          <table:table-cell table:style-name="ce60" table:formula="of:=IF(AND([.$G10]=[$DATA.$C$1];[.$J10]=1);1;0)" office:value-type="float" office:value="1" calcext:value-type="float">
            <text:p>1</text:p>
          </table:table-cell>
          <table:table-cell table:style-name="ce61" table:formula="of:=IF(AND([.$G10]=[$DATA.$C$2];[.$J10]=1);1;0)" office:value-type="float" office:value="0" calcext:value-type="float">
            <text:p>0</text:p>
          </table:table-cell>
          <table:table-cell table:style-name="ce61" table:formula="of:=IF(AND([.$G10]=[$DATA.$C$3];[.$J10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10" calcext:value-type="float">
            <text:p>10</text:p>
          </table:table-cell>
          <table:covered-table-cell table:style-name="ce30"/>
          <table:table-cell table:style-name="ce41" table:formula="of:=LEFT([.D11])" office:value-type="string" office:string-value="A" calcext:value-type="string">
            <text:p>A</text:p>
          </table:table-cell>
          <table:table-cell table:style-name="ce23" office:value-type="string" calcext:value-type="string">
            <text:p>A1</text:p>
          </table:table-cell>
          <table:table-cell table:style-name="ce23" office:value-type="string" calcext:value-type="string">
            <text:p>RDA-A1-02D</text:p>
          </table:table-cell>
          <table:table-cell table:style-name="ce44" office:value-type="string" calcext:value-type="string">
            <text:p>Data can be accessed manually (i.e. with human intervention)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3 – in implementation phase</text:p>
          </table:table-cell>
          <table:table-cell table:style-name="ce56" table:formula="of:=IF([.$H11]=&quot;&quot;;&quot;&quot;;IF([.$H11]=[$DATA.$L$1];0;IF([.$H11]=[$DATA.$L$2];1;IF([.$H11]=[$DATA.$L$3];2;IF([.$H11]=[$DATA.$L$4];3;4)))))" office:value-type="float" office:value="3" calcext:value-type="float">
            <text:p>3</text:p>
          </table:table-cell>
          <table:table-cell table:style-name="ce58" table:formula="of:=IF(OR([.$H11]=[$DATA.$L$1];[.$H11]=[$DATA.$L$2];[.$H11]=[$DATA.$L$3];[.$H11]=[$DATA.$L$4];[.$H11]=0);0;1)" office:value-type="float" office:value="0" calcext:value-type="float">
            <text:p>0</text:p>
          </table:table-cell>
          <table:table-cell table:style-name="ce60" table:formula="of:=IF(AND([.$G11]=[$DATA.$C$1];[.$J11]=1);1;0)" office:value-type="float" office:value="0" calcext:value-type="float">
            <text:p>0</text:p>
          </table:table-cell>
          <table:table-cell table:style-name="ce61" table:formula="of:=IF(AND([.$G11]=[$DATA.$C$2];[.$J11]=1);1;0)" office:value-type="float" office:value="0" calcext:value-type="float">
            <text:p>0</text:p>
          </table:table-cell>
          <table:table-cell table:style-name="ce61" table:formula="of:=IF(AND([.$G11]=[$DATA.$C$3];[.$J11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11" calcext:value-type="float">
            <text:p>11</text:p>
          </table:table-cell>
          <table:covered-table-cell table:style-name="ce30"/>
          <table:table-cell table:style-name="ce41" table:formula="of:=LEFT([.D12])" office:value-type="string" office:string-value="A" calcext:value-type="string">
            <text:p>A</text:p>
          </table:table-cell>
          <table:table-cell table:style-name="ce23" office:value-type="string" calcext:value-type="string">
            <text:p>A1</text:p>
          </table:table-cell>
          <table:table-cell table:style-name="ce23" office:value-type="string" calcext:value-type="string">
            <text:p>RDA-A1-03M</text:p>
          </table:table-cell>
          <table:table-cell table:style-name="ce44" office:value-type="string" calcext:value-type="string">
            <text:p>Metadata identifier resolves to a metadata record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12]=&quot;&quot;;&quot;&quot;;IF([.$H12]=[$DATA.$L$1];0;IF([.$H12]=[$DATA.$L$2];1;IF([.$H12]=[$DATA.$L$3];2;IF([.$H12]=[$DATA.$L$4];3;4)))))" office:value-type="float" office:value="4" calcext:value-type="float">
            <text:p>4</text:p>
          </table:table-cell>
          <table:table-cell table:style-name="ce58" table:formula="of:=IF(OR([.$H12]=[$DATA.$L$1];[.$H12]=[$DATA.$L$2];[.$H12]=[$DATA.$L$3];[.$H12]=[$DATA.$L$4];[.$H12]=0);0;1)" office:value-type="float" office:value="1" calcext:value-type="float">
            <text:p>1</text:p>
          </table:table-cell>
          <table:table-cell table:style-name="ce60" table:formula="of:=IF(AND([.$G12]=[$DATA.$C$1];[.$J12]=1);1;0)" office:value-type="float" office:value="1" calcext:value-type="float">
            <text:p>1</text:p>
          </table:table-cell>
          <table:table-cell table:style-name="ce61" table:formula="of:=IF(AND([.$G12]=[$DATA.$C$2];[.$J12]=1);1;0)" office:value-type="float" office:value="0" calcext:value-type="float">
            <text:p>0</text:p>
          </table:table-cell>
          <table:table-cell table:style-name="ce61" table:formula="of:=IF(AND([.$G12]=[$DATA.$C$3];[.$J12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12" calcext:value-type="float">
            <text:p>12</text:p>
          </table:table-cell>
          <table:covered-table-cell table:style-name="ce30"/>
          <table:table-cell table:style-name="ce41" table:formula="of:=LEFT([.D13])" office:value-type="string" office:string-value="A" calcext:value-type="string">
            <text:p>A</text:p>
          </table:table-cell>
          <table:table-cell table:style-name="ce23" office:value-type="string" calcext:value-type="string">
            <text:p>A1</text:p>
          </table:table-cell>
          <table:table-cell table:style-name="ce23" office:value-type="string" calcext:value-type="string">
            <text:p>RDA-A1-03D</text:p>
          </table:table-cell>
          <table:table-cell table:style-name="ce44" office:value-type="string" calcext:value-type="string">
            <text:p>Data identifier resolves to a digital object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13]=&quot;&quot;;&quot;&quot;;IF([.$H13]=[$DATA.$L$1];0;IF([.$H13]=[$DATA.$L$2];1;IF([.$H13]=[$DATA.$L$3];2;IF([.$H13]=[$DATA.$L$4];3;4)))))" office:value-type="float" office:value="4" calcext:value-type="float">
            <text:p>4</text:p>
          </table:table-cell>
          <table:table-cell table:style-name="ce58" table:formula="of:=IF(OR([.$H13]=[$DATA.$L$1];[.$H13]=[$DATA.$L$2];[.$H13]=[$DATA.$L$3];[.$H13]=[$DATA.$L$4];[.$H13]=0);0;1)" office:value-type="float" office:value="1" calcext:value-type="float">
            <text:p>1</text:p>
          </table:table-cell>
          <table:table-cell table:style-name="ce60" table:formula="of:=IF(AND([.$G13]=[$DATA.$C$1];[.$J13]=1);1;0)" office:value-type="float" office:value="1" calcext:value-type="float">
            <text:p>1</text:p>
          </table:table-cell>
          <table:table-cell table:style-name="ce61" table:formula="of:=IF(AND([.$G13]=[$DATA.$C$2];[.$J13]=1);1;0)" office:value-type="float" office:value="0" calcext:value-type="float">
            <text:p>0</text:p>
          </table:table-cell>
          <table:table-cell table:style-name="ce61" table:formula="of:=IF(AND([.$G13]=[$DATA.$C$3];[.$J13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13" calcext:value-type="float">
            <text:p>13</text:p>
          </table:table-cell>
          <table:covered-table-cell table:style-name="ce30"/>
          <table:table-cell table:style-name="ce41" table:formula="of:=LEFT([.D14])" office:value-type="string" office:string-value="A" calcext:value-type="string">
            <text:p>A</text:p>
          </table:table-cell>
          <table:table-cell table:style-name="ce23" office:value-type="string" calcext:value-type="string">
            <text:p>A1</text:p>
          </table:table-cell>
          <table:table-cell table:style-name="ce23" office:value-type="string" calcext:value-type="string">
            <text:p>RDA-A1-04M</text:p>
          </table:table-cell>
          <table:table-cell table:style-name="ce44" office:value-type="string" calcext:value-type="string">
            <text:p>Metadata is accessed through standardised protocol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14]=&quot;&quot;;&quot;&quot;;IF([.$H14]=[$DATA.$L$1];0;IF([.$H14]=[$DATA.$L$2];1;IF([.$H14]=[$DATA.$L$3];2;IF([.$H14]=[$DATA.$L$4];3;4)))))" office:value-type="float" office:value="4" calcext:value-type="float">
            <text:p>4</text:p>
          </table:table-cell>
          <table:table-cell table:style-name="ce58" table:formula="of:=IF(OR([.$H14]=[$DATA.$L$1];[.$H14]=[$DATA.$L$2];[.$H14]=[$DATA.$L$3];[.$H14]=[$DATA.$L$4];[.$H14]=0);0;1)" office:value-type="float" office:value="1" calcext:value-type="float">
            <text:p>1</text:p>
          </table:table-cell>
          <table:table-cell table:style-name="ce60" table:formula="of:=IF(AND([.$G14]=[$DATA.$C$1];[.$J14]=1);1;0)" office:value-type="float" office:value="1" calcext:value-type="float">
            <text:p>1</text:p>
          </table:table-cell>
          <table:table-cell table:style-name="ce61" table:formula="of:=IF(AND([.$G14]=[$DATA.$C$2];[.$J14]=1);1;0)" office:value-type="float" office:value="0" calcext:value-type="float">
            <text:p>0</text:p>
          </table:table-cell>
          <table:table-cell table:style-name="ce61" table:formula="of:=IF(AND([.$G14]=[$DATA.$C$3];[.$J14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14" calcext:value-type="float">
            <text:p>14</text:p>
          </table:table-cell>
          <table:covered-table-cell table:style-name="ce30"/>
          <table:table-cell table:style-name="ce41" table:formula="of:=LEFT([.D15])" office:value-type="string" office:string-value="A" calcext:value-type="string">
            <text:p>A</text:p>
          </table:table-cell>
          <table:table-cell table:style-name="ce23" office:value-type="string" calcext:value-type="string">
            <text:p>A1</text:p>
          </table:table-cell>
          <table:table-cell table:style-name="ce23" office:value-type="string" calcext:value-type="string">
            <text:p>RDA-A1-04D</text:p>
          </table:table-cell>
          <table:table-cell table:style-name="ce44" office:value-type="string" calcext:value-type="string">
            <text:p>Data is accessible through standardised protocol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15]=&quot;&quot;;&quot;&quot;;IF([.$H15]=[$DATA.$L$1];0;IF([.$H15]=[$DATA.$L$2];1;IF([.$H15]=[$DATA.$L$3];2;IF([.$H15]=[$DATA.$L$4];3;4)))))" office:value-type="float" office:value="4" calcext:value-type="float">
            <text:p>4</text:p>
          </table:table-cell>
          <table:table-cell table:style-name="ce58" table:formula="of:=IF(OR([.$H15]=[$DATA.$L$1];[.$H15]=[$DATA.$L$2];[.$H15]=[$DATA.$L$3];[.$H15]=[$DATA.$L$4];[.$H15]=0);0;1)" office:value-type="float" office:value="1" calcext:value-type="float">
            <text:p>1</text:p>
          </table:table-cell>
          <table:table-cell table:style-name="ce60" table:formula="of:=IF(AND([.$G15]=[$DATA.$C$1];[.$J15]=1);1;0)" office:value-type="float" office:value="1" calcext:value-type="float">
            <text:p>1</text:p>
          </table:table-cell>
          <table:table-cell table:style-name="ce61" table:formula="of:=IF(AND([.$G15]=[$DATA.$C$2];[.$J15]=1);1;0)" office:value-type="float" office:value="0" calcext:value-type="float">
            <text:p>0</text:p>
          </table:table-cell>
          <table:table-cell table:style-name="ce61" table:formula="of:=IF(AND([.$G15]=[$DATA.$C$3];[.$J15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15" calcext:value-type="float">
            <text:p>15</text:p>
          </table:table-cell>
          <table:covered-table-cell table:style-name="ce30"/>
          <table:table-cell table:style-name="ce41" table:formula="of:=LEFT([.D16])" office:value-type="string" office:string-value="A" calcext:value-type="string">
            <text:p>A</text:p>
          </table:table-cell>
          <table:table-cell table:style-name="ce23" office:value-type="string" calcext:value-type="string">
            <text:p>A1</text:p>
          </table:table-cell>
          <table:table-cell table:style-name="ce23" office:value-type="string" calcext:value-type="string">
            <text:p>RDA-A1-05D</text:p>
          </table:table-cell>
          <table:table-cell table:style-name="ce45" office:value-type="string" calcext:value-type="string">
            <text:p>Data can be accessed automatically (i.e. by a computer program)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16]=&quot;&quot;;&quot;&quot;;IF([.$H16]=[$DATA.$L$1];0;IF([.$H16]=[$DATA.$L$2];1;IF([.$H16]=[$DATA.$L$3];2;IF([.$H16]=[$DATA.$L$4];3;4)))))" office:value-type="float" office:value="4" calcext:value-type="float">
            <text:p>4</text:p>
          </table:table-cell>
          <table:table-cell table:style-name="ce58" table:formula="of:=IF(OR([.$H16]=[$DATA.$L$1];[.$H16]=[$DATA.$L$2];[.$H16]=[$DATA.$L$3];[.$H16]=[$DATA.$L$4];[.$H16]=0);0;1)" office:value-type="float" office:value="1" calcext:value-type="float">
            <text:p>1</text:p>
          </table:table-cell>
          <table:table-cell table:style-name="ce60" table:formula="of:=IF(AND([.$G16]=[$DATA.$C$1];[.$J16]=1);1;0)" office:value-type="float" office:value="0" calcext:value-type="float">
            <text:p>0</text:p>
          </table:table-cell>
          <table:table-cell table:style-name="ce61" table:formula="of:=IF(AND([.$G16]=[$DATA.$C$2];[.$J16]=1);1;0)" office:value-type="float" office:value="1" calcext:value-type="float">
            <text:p>1</text:p>
          </table:table-cell>
          <table:table-cell table:style-name="ce61" table:formula="of:=IF(AND([.$G16]=[$DATA.$C$3];[.$J16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16" calcext:value-type="float">
            <text:p>16</text:p>
          </table:table-cell>
          <table:covered-table-cell table:style-name="ce30"/>
          <table:table-cell table:style-name="ce41" table:formula="of:=LEFT([.D17])" office:value-type="string" office:string-value="A" calcext:value-type="string">
            <text:p>A</text:p>
          </table:table-cell>
          <table:table-cell table:style-name="ce23" office:value-type="string" calcext:value-type="string">
            <text:p>A1.1</text:p>
          </table:table-cell>
          <table:table-cell table:style-name="ce23" office:value-type="string" calcext:value-type="string">
            <text:p>RDA-A1.1-01M</text:p>
          </table:table-cell>
          <table:table-cell table:style-name="ce44" office:value-type="string" calcext:value-type="string">
            <text:p>Metadata is accessible through a free access protocol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17]=&quot;&quot;;&quot;&quot;;IF([.$H17]=[$DATA.$L$1];0;IF([.$H17]=[$DATA.$L$2];1;IF([.$H17]=[$DATA.$L$3];2;IF([.$H17]=[$DATA.$L$4];3;4)))))" office:value-type="float" office:value="4" calcext:value-type="float">
            <text:p>4</text:p>
          </table:table-cell>
          <table:table-cell table:style-name="ce58" table:formula="of:=IF(OR([.$H17]=[$DATA.$L$1];[.$H17]=[$DATA.$L$2];[.$H17]=[$DATA.$L$3];[.$H17]=[$DATA.$L$4];[.$H17]=0);0;1)" office:value-type="float" office:value="1" calcext:value-type="float">
            <text:p>1</text:p>
          </table:table-cell>
          <table:table-cell table:style-name="ce60" table:formula="of:=IF(AND([.$G17]=[$DATA.$C$1];[.$J17]=1);1;0)" office:value-type="float" office:value="1" calcext:value-type="float">
            <text:p>1</text:p>
          </table:table-cell>
          <table:table-cell table:style-name="ce61" table:formula="of:=IF(AND([.$G17]=[$DATA.$C$2];[.$J17]=1);1;0)" office:value-type="float" office:value="0" calcext:value-type="float">
            <text:p>0</text:p>
          </table:table-cell>
          <table:table-cell table:style-name="ce61" table:formula="of:=IF(AND([.$G17]=[$DATA.$C$3];[.$J17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17" calcext:value-type="float">
            <text:p>17</text:p>
          </table:table-cell>
          <table:covered-table-cell table:style-name="ce30"/>
          <table:table-cell table:style-name="ce41" table:formula="of:=LEFT([.D18])" office:value-type="string" office:string-value="A" calcext:value-type="string">
            <text:p>A</text:p>
          </table:table-cell>
          <table:table-cell table:style-name="ce23" office:value-type="string" calcext:value-type="string">
            <text:p>A1.1</text:p>
          </table:table-cell>
          <table:table-cell table:style-name="ce23" office:value-type="string" calcext:value-type="string">
            <text:p>RDA-A1.1-01D</text:p>
          </table:table-cell>
          <table:table-cell table:style-name="ce45" office:value-type="string" calcext:value-type="string">
            <text:p>Data is accessible through a free access protocol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18]=&quot;&quot;;&quot;&quot;;IF([.$H18]=[$DATA.$L$1];0;IF([.$H18]=[$DATA.$L$2];1;IF([.$H18]=[$DATA.$L$3];2;IF([.$H18]=[$DATA.$L$4];3;4)))))" office:value-type="float" office:value="4" calcext:value-type="float">
            <text:p>4</text:p>
          </table:table-cell>
          <table:table-cell table:style-name="ce58" table:formula="of:=IF(OR([.$H18]=[$DATA.$L$1];[.$H18]=[$DATA.$L$2];[.$H18]=[$DATA.$L$3];[.$H18]=[$DATA.$L$4];[.$H18]=0);0;1)" office:value-type="float" office:value="1" calcext:value-type="float">
            <text:p>1</text:p>
          </table:table-cell>
          <table:table-cell table:style-name="ce60" table:formula="of:=IF(AND([.$G18]=[$DATA.$C$1];[.$J18]=1);1;0)" office:value-type="float" office:value="0" calcext:value-type="float">
            <text:p>0</text:p>
          </table:table-cell>
          <table:table-cell table:style-name="ce61" table:formula="of:=IF(AND([.$G18]=[$DATA.$C$2];[.$J18]=1);1;0)" office:value-type="float" office:value="1" calcext:value-type="float">
            <text:p>1</text:p>
          </table:table-cell>
          <table:table-cell table:style-name="ce61" table:formula="of:=IF(AND([.$G18]=[$DATA.$C$3];[.$J18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18" calcext:value-type="float">
            <text:p>18</text:p>
          </table:table-cell>
          <table:covered-table-cell table:style-name="ce30"/>
          <table:table-cell table:style-name="ce41" table:formula="of:=LEFT([.D19])" office:value-type="string" office:string-value="A" calcext:value-type="string">
            <text:p>A</text:p>
          </table:table-cell>
          <table:table-cell table:style-name="ce23" office:value-type="string" calcext:value-type="string">
            <text:p>A1.2</text:p>
          </table:table-cell>
          <table:table-cell table:style-name="ce23" office:value-type="string" calcext:value-type="string">
            <text:p>RDA-A1.2-01D</text:p>
          </table:table-cell>
          <table:table-cell table:style-name="ce46" office:value-type="string" calcext:value-type="string">
            <text:p>Data is accessible through an access protocol that supports authentication and authorisation</text:p>
          </table:table-cell>
          <table:table-cell table:style-name="ce52" office:value-type="string" calcext:value-type="string">
            <text:p>Usefu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19]=&quot;&quot;;&quot;&quot;;IF([.$H19]=[$DATA.$L$1];0;IF([.$H19]=[$DATA.$L$2];1;IF([.$H19]=[$DATA.$L$3];2;IF([.$H19]=[$DATA.$L$4];3;4)))))" office:value-type="float" office:value="4" calcext:value-type="float">
            <text:p>4</text:p>
          </table:table-cell>
          <table:table-cell table:style-name="ce58" table:formula="of:=IF(OR([.$H19]=[$DATA.$L$1];[.$H19]=[$DATA.$L$2];[.$H19]=[$DATA.$L$3];[.$H19]=[$DATA.$L$4];[.$H19]=0);0;1)" office:value-type="float" office:value="1" calcext:value-type="float">
            <text:p>1</text:p>
          </table:table-cell>
          <table:table-cell table:style-name="ce60" table:formula="of:=IF(AND([.$G19]=[$DATA.$C$1];[.$J19]=1);1;0)" office:value-type="float" office:value="0" calcext:value-type="float">
            <text:p>0</text:p>
          </table:table-cell>
          <table:table-cell table:style-name="ce61" table:formula="of:=IF(AND([.$G19]=[$DATA.$C$2];[.$J19]=1);1;0)" office:value-type="float" office:value="0" calcext:value-type="float">
            <text:p>0</text:p>
          </table:table-cell>
          <table:table-cell table:style-name="ce61" table:formula="of:=IF(AND([.$G19]=[$DATA.$C$3];[.$J19]=1);1;0)" office:value-type="float" office:value="1" calcext:value-type="float">
            <text:p>1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19" calcext:value-type="float">
            <text:p>19</text:p>
          </table:table-cell>
          <table:covered-table-cell table:style-name="ce31"/>
          <table:table-cell table:style-name="ce41" table:formula="of:=LEFT([.D20])" office:value-type="string" office:string-value="A" calcext:value-type="string">
            <text:p>A</text:p>
          </table:table-cell>
          <table:table-cell table:style-name="ce23" office:value-type="string" calcext:value-type="string">
            <text:p>A2</text:p>
          </table:table-cell>
          <table:table-cell table:style-name="ce23" office:value-type="string" calcext:value-type="string">
            <text:p>RDA-A2-01M</text:p>
          </table:table-cell>
          <table:table-cell table:style-name="ce44" office:value-type="string" calcext:value-type="string">
            <text:p>Metadata is guaranteed to remain available after data is no longer available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20]=&quot;&quot;;&quot;&quot;;IF([.$H20]=[$DATA.$L$1];0;IF([.$H20]=[$DATA.$L$2];1;IF([.$H20]=[$DATA.$L$3];2;IF([.$H20]=[$DATA.$L$4];3;4)))))" office:value-type="float" office:value="4" calcext:value-type="float">
            <text:p>4</text:p>
          </table:table-cell>
          <table:table-cell table:style-name="ce58" table:formula="of:=IF(OR([.$H20]=[$DATA.$L$1];[.$H20]=[$DATA.$L$2];[.$H20]=[$DATA.$L$3];[.$H20]=[$DATA.$L$4];[.$H20]=0);0;1)" office:value-type="float" office:value="1" calcext:value-type="float">
            <text:p>1</text:p>
          </table:table-cell>
          <table:table-cell table:style-name="ce60" table:formula="of:=IF(AND([.$G20]=[$DATA.$C$1];[.$J20]=1);1;0)" office:value-type="float" office:value="1" calcext:value-type="float">
            <text:p>1</text:p>
          </table:table-cell>
          <table:table-cell table:style-name="ce61" table:formula="of:=IF(AND([.$G20]=[$DATA.$C$2];[.$J20]=1);1;0)" office:value-type="float" office:value="0" calcext:value-type="float">
            <text:p>0</text:p>
          </table:table-cell>
          <table:table-cell table:style-name="ce61" table:formula="of:=IF(AND([.$G20]=[$DATA.$C$3];[.$J20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20" calcext:value-type="float">
            <text:p>20</text:p>
          </table:table-cell>
          <table:table-cell table:style-name="ce32" table:formula="of:=LEFT([.D25])" office:value-type="string" office:string-value="I" calcext:value-type="string" table:number-columns-spanned="1" table:number-rows-spanned="12">
            <text:p>I</text:p>
          </table:table-cell>
          <table:table-cell table:style-name="ce41" table:formula="of:=LEFT([.D21])" office:value-type="string" office:string-value="I" calcext:value-type="string">
            <text:p>I</text:p>
          </table:table-cell>
          <table:table-cell table:style-name="ce23" office:value-type="string" calcext:value-type="string">
            <text:p>I1</text:p>
          </table:table-cell>
          <table:table-cell table:style-name="ce23" office:value-type="string" calcext:value-type="string">
            <text:p>RDA-I1-01M</text:p>
          </table:table-cell>
          <table:table-cell table:style-name="ce45" office:value-type="string" calcext:value-type="string">
            <text:p>Metadata uses knowledge representation expressed in standardised format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21]=&quot;&quot;;&quot;&quot;;IF([.$H21]=[$DATA.$L$1];0;IF([.$H21]=[$DATA.$L$2];1;IF([.$H21]=[$DATA.$L$3];2;IF([.$H21]=[$DATA.$L$4];3;4)))))" office:value-type="float" office:value="4" calcext:value-type="float">
            <text:p>4</text:p>
          </table:table-cell>
          <table:table-cell table:style-name="ce58" table:formula="of:=IF(OR([.$H21]=[$DATA.$L$1];[.$H21]=[$DATA.$L$2];[.$H21]=[$DATA.$L$3];[.$H21]=[$DATA.$L$4];[.$H21]=0);0;1)" office:value-type="float" office:value="1" calcext:value-type="float">
            <text:p>1</text:p>
          </table:table-cell>
          <table:table-cell table:style-name="ce60" table:formula="of:=IF(AND([.$G21]=[$DATA.$C$1];[.$J21]=1);1;0)" office:value-type="float" office:value="0" calcext:value-type="float">
            <text:p>0</text:p>
          </table:table-cell>
          <table:table-cell table:style-name="ce61" table:formula="of:=IF(AND([.$G21]=[$DATA.$C$2];[.$J21]=1);1;0)" office:value-type="float" office:value="1" calcext:value-type="float">
            <text:p>1</text:p>
          </table:table-cell>
          <table:table-cell table:style-name="ce61" table:formula="of:=IF(AND([.$G21]=[$DATA.$C$3];[.$J21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21" calcext:value-type="float">
            <text:p>21</text:p>
          </table:table-cell>
          <table:covered-table-cell table:style-name="ce33"/>
          <table:table-cell table:style-name="ce41" table:formula="of:=LEFT([.D22])" office:value-type="string" office:string-value="I" calcext:value-type="string">
            <text:p>I</text:p>
          </table:table-cell>
          <table:table-cell table:style-name="ce23" office:value-type="string" calcext:value-type="string">
            <text:p>I1</text:p>
          </table:table-cell>
          <table:table-cell table:style-name="ce23" office:value-type="string" calcext:value-type="string">
            <text:p>RDA-I1-01D</text:p>
          </table:table-cell>
          <table:table-cell table:style-name="ce45" office:value-type="string" calcext:value-type="string">
            <text:p>Data uses knowledge representation expressed in standardised format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22]=&quot;&quot;;&quot;&quot;;IF([.$H22]=[$DATA.$L$1];0;IF([.$H22]=[$DATA.$L$2];1;IF([.$H22]=[$DATA.$L$3];2;IF([.$H22]=[$DATA.$L$4];3;4)))))" office:value-type="float" office:value="4" calcext:value-type="float">
            <text:p>4</text:p>
          </table:table-cell>
          <table:table-cell table:style-name="ce58" table:formula="of:=IF(OR([.$H22]=[$DATA.$L$1];[.$H22]=[$DATA.$L$2];[.$H22]=[$DATA.$L$3];[.$H22]=[$DATA.$L$4];[.$H22]=0);0;1)" office:value-type="float" office:value="1" calcext:value-type="float">
            <text:p>1</text:p>
          </table:table-cell>
          <table:table-cell table:style-name="ce60" table:formula="of:=IF(AND([.$G22]=[$DATA.$C$1];[.$J22]=1);1;0)" office:value-type="float" office:value="0" calcext:value-type="float">
            <text:p>0</text:p>
          </table:table-cell>
          <table:table-cell table:style-name="ce61" table:formula="of:=IF(AND([.$G22]=[$DATA.$C$2];[.$J22]=1);1;0)" office:value-type="float" office:value="1" calcext:value-type="float">
            <text:p>1</text:p>
          </table:table-cell>
          <table:table-cell table:style-name="ce61" table:formula="of:=IF(AND([.$G22]=[$DATA.$C$3];[.$J22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22" calcext:value-type="float">
            <text:p>22</text:p>
          </table:table-cell>
          <table:covered-table-cell table:style-name="ce33"/>
          <table:table-cell table:style-name="ce41" table:formula="of:=LEFT([.D23])" office:value-type="string" office:string-value="I" calcext:value-type="string">
            <text:p>I</text:p>
          </table:table-cell>
          <table:table-cell table:style-name="ce23" office:value-type="string" calcext:value-type="string">
            <text:p>I1</text:p>
          </table:table-cell>
          <table:table-cell table:style-name="ce23" office:value-type="string" calcext:value-type="string">
            <text:p>RDA-I1-02M</text:p>
          </table:table-cell>
          <table:table-cell table:style-name="ce45" office:value-type="string" calcext:value-type="string">
            <text:p>Metadata uses machine-understandable knowledge representation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23]=&quot;&quot;;&quot;&quot;;IF([.$H23]=[$DATA.$L$1];0;IF([.$H23]=[$DATA.$L$2];1;IF([.$H23]=[$DATA.$L$3];2;IF([.$H23]=[$DATA.$L$4];3;4)))))" office:value-type="float" office:value="4" calcext:value-type="float">
            <text:p>4</text:p>
          </table:table-cell>
          <table:table-cell table:style-name="ce58" table:formula="of:=IF(OR([.$H23]=[$DATA.$L$1];[.$H23]=[$DATA.$L$2];[.$H23]=[$DATA.$L$3];[.$H23]=[$DATA.$L$4];[.$H23]=0);0;1)" office:value-type="float" office:value="1" calcext:value-type="float">
            <text:p>1</text:p>
          </table:table-cell>
          <table:table-cell table:style-name="ce60" table:formula="of:=IF(AND([.$G23]=[$DATA.$C$1];[.$J23]=1);1;0)" office:value-type="float" office:value="0" calcext:value-type="float">
            <text:p>0</text:p>
          </table:table-cell>
          <table:table-cell table:style-name="ce61" table:formula="of:=IF(AND([.$G23]=[$DATA.$C$2];[.$J23]=1);1;0)" office:value-type="float" office:value="1" calcext:value-type="float">
            <text:p>1</text:p>
          </table:table-cell>
          <table:table-cell table:style-name="ce61" table:formula="of:=IF(AND([.$G23]=[$DATA.$C$3];[.$J23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23" calcext:value-type="float">
            <text:p>23</text:p>
          </table:table-cell>
          <table:covered-table-cell table:style-name="ce33"/>
          <table:table-cell table:style-name="ce41" table:formula="of:=LEFT([.D24])" office:value-type="string" office:string-value="I" calcext:value-type="string">
            <text:p>I</text:p>
          </table:table-cell>
          <table:table-cell table:style-name="ce23" office:value-type="string" calcext:value-type="string">
            <text:p>I1</text:p>
          </table:table-cell>
          <table:table-cell table:style-name="ce23" office:value-type="string" calcext:value-type="string">
            <text:p>RDA-I1-02D</text:p>
          </table:table-cell>
          <table:table-cell table:style-name="ce45" office:value-type="string" calcext:value-type="string">
            <text:p>Data uses machine-understandable knowledge representation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24]=&quot;&quot;;&quot;&quot;;IF([.$H24]=[$DATA.$L$1];0;IF([.$H24]=[$DATA.$L$2];1;IF([.$H24]=[$DATA.$L$3];2;IF([.$H24]=[$DATA.$L$4];3;4)))))" office:value-type="float" office:value="4" calcext:value-type="float">
            <text:p>4</text:p>
          </table:table-cell>
          <table:table-cell table:style-name="ce58" table:formula="of:=IF(OR([.$H24]=[$DATA.$L$1];[.$H24]=[$DATA.$L$2];[.$H24]=[$DATA.$L$3];[.$H24]=[$DATA.$L$4];[.$H24]=0);0;1)" office:value-type="float" office:value="1" calcext:value-type="float">
            <text:p>1</text:p>
          </table:table-cell>
          <table:table-cell table:style-name="ce60" table:formula="of:=IF(AND([.$G24]=[$DATA.$C$1];[.$J24]=1);1;0)" office:value-type="float" office:value="0" calcext:value-type="float">
            <text:p>0</text:p>
          </table:table-cell>
          <table:table-cell table:style-name="ce61" table:formula="of:=IF(AND([.$G24]=[$DATA.$C$2];[.$J24]=1);1;0)" office:value-type="float" office:value="1" calcext:value-type="float">
            <text:p>1</text:p>
          </table:table-cell>
          <table:table-cell table:style-name="ce61" table:formula="of:=IF(AND([.$G24]=[$DATA.$C$3];[.$J24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24" calcext:value-type="float">
            <text:p>24</text:p>
          </table:table-cell>
          <table:covered-table-cell table:style-name="ce33"/>
          <table:table-cell table:style-name="ce42" table:formula="of:=LEFT([.D25])" office:value-type="string" office:string-value="I" calcext:value-type="string">
            <text:p>I</text:p>
          </table:table-cell>
          <table:table-cell table:style-name="ce23" office:value-type="string" calcext:value-type="string">
            <text:p>I2</text:p>
          </table:table-cell>
          <table:table-cell table:style-name="ce23" office:value-type="string" calcext:value-type="string">
            <text:p>RDA-I2-01M</text:p>
          </table:table-cell>
          <table:table-cell table:style-name="ce45" office:value-type="string" calcext:value-type="string">
            <text:p>Metadata uses FAIR-compliant vocabularies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25]=&quot;&quot;;&quot;&quot;;IF([.$H25]=[$DATA.$L$1];0;IF([.$H25]=[$DATA.$L$2];1;IF([.$H25]=[$DATA.$L$3];2;IF([.$H25]=[$DATA.$L$4];3;4)))))" office:value-type="float" office:value="4" calcext:value-type="float">
            <text:p>4</text:p>
          </table:table-cell>
          <table:table-cell table:style-name="ce58" table:formula="of:=IF(OR([.$H25]=[$DATA.$L$1];[.$H25]=[$DATA.$L$2];[.$H25]=[$DATA.$L$3];[.$H25]=[$DATA.$L$4];[.$H25]=0);0;1)" office:value-type="float" office:value="1" calcext:value-type="float">
            <text:p>1</text:p>
          </table:table-cell>
          <table:table-cell table:style-name="ce60" table:formula="of:=IF(AND([.$G25]=[$DATA.$C$1];[.$J25]=1);1;0)" office:value-type="float" office:value="0" calcext:value-type="float">
            <text:p>0</text:p>
          </table:table-cell>
          <table:table-cell table:style-name="ce61" table:formula="of:=IF(AND([.$G25]=[$DATA.$C$2];[.$J25]=1);1;0)" office:value-type="float" office:value="1" calcext:value-type="float">
            <text:p>1</text:p>
          </table:table-cell>
          <table:table-cell table:style-name="ce61" table:formula="of:=IF(AND([.$G25]=[$DATA.$C$3];[.$J25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25" calcext:value-type="float">
            <text:p>25</text:p>
          </table:table-cell>
          <table:covered-table-cell table:style-name="ce33"/>
          <table:table-cell table:style-name="ce42" table:formula="of:=LEFT([.D26])" office:value-type="string" office:string-value="I" calcext:value-type="string">
            <text:p>I</text:p>
          </table:table-cell>
          <table:table-cell table:style-name="ce23" office:value-type="string" calcext:value-type="string">
            <text:p>I2</text:p>
          </table:table-cell>
          <table:table-cell table:style-name="ce23" office:value-type="string" calcext:value-type="string">
            <text:p>RDA-I2-01D</text:p>
          </table:table-cell>
          <table:table-cell table:style-name="ce46" office:value-type="string" calcext:value-type="string">
            <text:p>Data uses FAIR-compliant vocabularies</text:p>
          </table:table-cell>
          <table:table-cell table:style-name="ce52" office:value-type="string" calcext:value-type="string">
            <text:p>Usefu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26]=&quot;&quot;;&quot;&quot;;IF([.$H26]=[$DATA.$L$1];0;IF([.$H26]=[$DATA.$L$2];1;IF([.$H26]=[$DATA.$L$3];2;IF([.$H26]=[$DATA.$L$4];3;4)))))" office:value-type="float" office:value="4" calcext:value-type="float">
            <text:p>4</text:p>
          </table:table-cell>
          <table:table-cell table:style-name="ce58" table:formula="of:=IF(OR([.$H26]=[$DATA.$L$1];[.$H26]=[$DATA.$L$2];[.$H26]=[$DATA.$L$3];[.$H26]=[$DATA.$L$4];[.$H26]=0);0;1)" office:value-type="float" office:value="1" calcext:value-type="float">
            <text:p>1</text:p>
          </table:table-cell>
          <table:table-cell table:style-name="ce60" table:formula="of:=IF(AND([.$G26]=[$DATA.$C$1];[.$J26]=1);1;0)" office:value-type="float" office:value="0" calcext:value-type="float">
            <text:p>0</text:p>
          </table:table-cell>
          <table:table-cell table:style-name="ce61" table:formula="of:=IF(AND([.$G26]=[$DATA.$C$2];[.$J26]=1);1;0)" office:value-type="float" office:value="0" calcext:value-type="float">
            <text:p>0</text:p>
          </table:table-cell>
          <table:table-cell table:style-name="ce61" table:formula="of:=IF(AND([.$G26]=[$DATA.$C$3];[.$J26]=1);1;0)" office:value-type="float" office:value="1" calcext:value-type="float">
            <text:p>1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26" calcext:value-type="float">
            <text:p>26</text:p>
          </table:table-cell>
          <table:covered-table-cell table:style-name="ce33"/>
          <table:table-cell table:style-name="ce42" table:formula="of:=LEFT([.D27])" office:value-type="string" office:string-value="I" calcext:value-type="string">
            <text:p>I</text:p>
          </table:table-cell>
          <table:table-cell table:style-name="ce23" office:value-type="string" calcext:value-type="string">
            <text:p>I3</text:p>
          </table:table-cell>
          <table:table-cell table:style-name="ce23" office:value-type="string" calcext:value-type="string">
            <text:p>RDA-I3-01M</text:p>
          </table:table-cell>
          <table:table-cell table:style-name="ce45" office:value-type="string" calcext:value-type="string">
            <text:p>Metadata includes references to other metadata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27]=&quot;&quot;;&quot;&quot;;IF([.$H27]=[$DATA.$L$1];0;IF([.$H27]=[$DATA.$L$2];1;IF([.$H27]=[$DATA.$L$3];2;IF([.$H27]=[$DATA.$L$4];3;4)))))" office:value-type="float" office:value="4" calcext:value-type="float">
            <text:p>4</text:p>
          </table:table-cell>
          <table:table-cell table:style-name="ce58" table:formula="of:=IF(OR([.$H27]=[$DATA.$L$1];[.$H27]=[$DATA.$L$2];[.$H27]=[$DATA.$L$3];[.$H27]=[$DATA.$L$4];[.$H27]=0);0;1)" office:value-type="float" office:value="1" calcext:value-type="float">
            <text:p>1</text:p>
          </table:table-cell>
          <table:table-cell table:style-name="ce60" table:formula="of:=IF(AND([.$G27]=[$DATA.$C$1];[.$J27]=1);1;0)" office:value-type="float" office:value="0" calcext:value-type="float">
            <text:p>0</text:p>
          </table:table-cell>
          <table:table-cell table:style-name="ce61" table:formula="of:=IF(AND([.$G27]=[$DATA.$C$2];[.$J27]=1);1;0)" office:value-type="float" office:value="1" calcext:value-type="float">
            <text:p>1</text:p>
          </table:table-cell>
          <table:table-cell table:style-name="ce61" table:formula="of:=IF(AND([.$G27]=[$DATA.$C$3];[.$J27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27" calcext:value-type="float">
            <text:p>27</text:p>
          </table:table-cell>
          <table:covered-table-cell table:style-name="ce33"/>
          <table:table-cell table:style-name="ce42" table:formula="of:=LEFT([.D28])" office:value-type="string" office:string-value="I" calcext:value-type="string">
            <text:p>I</text:p>
          </table:table-cell>
          <table:table-cell table:style-name="ce23" office:value-type="string" calcext:value-type="string">
            <text:p>I3</text:p>
          </table:table-cell>
          <table:table-cell table:style-name="ce23" office:value-type="string" calcext:value-type="string">
            <text:p>RDA-I3-01D</text:p>
          </table:table-cell>
          <table:table-cell table:style-name="ce46" office:value-type="string" calcext:value-type="string">
            <text:p>Data includes references to other data</text:p>
          </table:table-cell>
          <table:table-cell table:style-name="ce52" office:value-type="string" calcext:value-type="string">
            <text:p>Useful</text:p>
          </table:table-cell>
          <table:table-cell table:style-name="ce54" table:content-validation-name="val1" office:value-type="string" calcext:value-type="string">
            <text:p>3 – in implementation phase</text:p>
          </table:table-cell>
          <table:table-cell table:style-name="ce56" table:formula="of:=IF([.$H28]=&quot;&quot;;&quot;&quot;;IF([.$H28]=[$DATA.$L$1];0;IF([.$H28]=[$DATA.$L$2];1;IF([.$H28]=[$DATA.$L$3];2;IF([.$H28]=[$DATA.$L$4];3;4)))))" office:value-type="float" office:value="3" calcext:value-type="float">
            <text:p>3</text:p>
          </table:table-cell>
          <table:table-cell table:style-name="ce58" table:formula="of:=IF(OR([.$H28]=[$DATA.$L$1];[.$H28]=[$DATA.$L$2];[.$H28]=[$DATA.$L$3];[.$H28]=[$DATA.$L$4];[.$H28]=0);0;1)" office:value-type="float" office:value="0" calcext:value-type="float">
            <text:p>0</text:p>
          </table:table-cell>
          <table:table-cell table:style-name="ce60" table:formula="of:=IF(AND([.$G28]=[$DATA.$C$1];[.$J28]=1);1;0)" office:value-type="float" office:value="0" calcext:value-type="float">
            <text:p>0</text:p>
          </table:table-cell>
          <table:table-cell table:style-name="ce61" table:formula="of:=IF(AND([.$G28]=[$DATA.$C$2];[.$J28]=1);1;0)" office:value-type="float" office:value="0" calcext:value-type="float">
            <text:p>0</text:p>
          </table:table-cell>
          <table:table-cell table:style-name="ce61" table:formula="of:=IF(AND([.$G28]=[$DATA.$C$3];[.$J28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28" calcext:value-type="float">
            <text:p>28</text:p>
          </table:table-cell>
          <table:covered-table-cell table:style-name="ce33"/>
          <table:table-cell table:style-name="ce42" table:formula="of:=LEFT([.D29])" office:value-type="string" office:string-value="I" calcext:value-type="string">
            <text:p>I</text:p>
          </table:table-cell>
          <table:table-cell table:style-name="ce23" office:value-type="string" calcext:value-type="string">
            <text:p>I3</text:p>
          </table:table-cell>
          <table:table-cell table:style-name="ce23" office:value-type="string" calcext:value-type="string">
            <text:p>RDA-I3-02M</text:p>
          </table:table-cell>
          <table:table-cell table:style-name="ce46" office:value-type="string" calcext:value-type="string">
            <text:p>Metadata includes references to other data</text:p>
          </table:table-cell>
          <table:table-cell table:style-name="ce52" office:value-type="string" calcext:value-type="string">
            <text:p>Usefu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29]=&quot;&quot;;&quot;&quot;;IF([.$H29]=[$DATA.$L$1];0;IF([.$H29]=[$DATA.$L$2];1;IF([.$H29]=[$DATA.$L$3];2;IF([.$H29]=[$DATA.$L$4];3;4)))))" office:value-type="float" office:value="4" calcext:value-type="float">
            <text:p>4</text:p>
          </table:table-cell>
          <table:table-cell table:style-name="ce58" table:formula="of:=IF(OR([.$H29]=[$DATA.$L$1];[.$H29]=[$DATA.$L$2];[.$H29]=[$DATA.$L$3];[.$H29]=[$DATA.$L$4];[.$H29]=0);0;1)" office:value-type="float" office:value="1" calcext:value-type="float">
            <text:p>1</text:p>
          </table:table-cell>
          <table:table-cell table:style-name="ce60" table:formula="of:=IF(AND([.$G29]=[$DATA.$C$1];[.$J29]=1);1;0)" office:value-type="float" office:value="0" calcext:value-type="float">
            <text:p>0</text:p>
          </table:table-cell>
          <table:table-cell table:style-name="ce61" table:formula="of:=IF(AND([.$G29]=[$DATA.$C$2];[.$J29]=1);1;0)" office:value-type="float" office:value="0" calcext:value-type="float">
            <text:p>0</text:p>
          </table:table-cell>
          <table:table-cell table:style-name="ce61" table:formula="of:=IF(AND([.$G29]=[$DATA.$C$3];[.$J29]=1);1;0)" office:value-type="float" office:value="1" calcext:value-type="float">
            <text:p>1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29" calcext:value-type="float">
            <text:p>29</text:p>
          </table:table-cell>
          <table:covered-table-cell table:style-name="ce33"/>
          <table:table-cell table:style-name="ce42" table:formula="of:=LEFT([.D30])" office:value-type="string" office:string-value="I" calcext:value-type="string">
            <text:p>I</text:p>
          </table:table-cell>
          <table:table-cell table:style-name="ce23" office:value-type="string" calcext:value-type="string">
            <text:p>I3</text:p>
          </table:table-cell>
          <table:table-cell table:style-name="ce23" office:value-type="string" calcext:value-type="string">
            <text:p>RDA-I3-02D</text:p>
          </table:table-cell>
          <table:table-cell table:style-name="ce46" office:value-type="string" calcext:value-type="string">
            <text:p>Data includes qualified references to other data</text:p>
          </table:table-cell>
          <table:table-cell table:style-name="ce52" office:value-type="string" calcext:value-type="string">
            <text:p>Useful</text:p>
          </table:table-cell>
          <table:table-cell table:style-name="ce54" table:content-validation-name="val1" office:value-type="string" calcext:value-type="string">
            <text:p>3 – in implementation phase</text:p>
          </table:table-cell>
          <table:table-cell table:style-name="ce56" table:formula="of:=IF([.$H30]=&quot;&quot;;&quot;&quot;;IF([.$H30]=[$DATA.$L$1];0;IF([.$H30]=[$DATA.$L$2];1;IF([.$H30]=[$DATA.$L$3];2;IF([.$H30]=[$DATA.$L$4];3;4)))))" office:value-type="float" office:value="3" calcext:value-type="float">
            <text:p>3</text:p>
          </table:table-cell>
          <table:table-cell table:style-name="ce58" table:formula="of:=IF(OR([.$H30]=[$DATA.$L$1];[.$H30]=[$DATA.$L$2];[.$H30]=[$DATA.$L$3];[.$H30]=[$DATA.$L$4];[.$H30]=0);0;1)" office:value-type="float" office:value="0" calcext:value-type="float">
            <text:p>0</text:p>
          </table:table-cell>
          <table:table-cell table:style-name="ce60" table:formula="of:=IF(AND([.$G30]=[$DATA.$C$1];[.$J30]=1);1;0)" office:value-type="float" office:value="0" calcext:value-type="float">
            <text:p>0</text:p>
          </table:table-cell>
          <table:table-cell table:style-name="ce61" table:formula="of:=IF(AND([.$G30]=[$DATA.$C$2];[.$J30]=1);1;0)" office:value-type="float" office:value="0" calcext:value-type="float">
            <text:p>0</text:p>
          </table:table-cell>
          <table:table-cell table:style-name="ce61" table:formula="of:=IF(AND([.$G30]=[$DATA.$C$3];[.$J30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30" calcext:value-type="float">
            <text:p>30</text:p>
          </table:table-cell>
          <table:covered-table-cell table:style-name="ce33"/>
          <table:table-cell table:style-name="ce42" table:formula="of:=LEFT([.D31])" office:value-type="string" office:string-value="I" calcext:value-type="string">
            <text:p>I</text:p>
          </table:table-cell>
          <table:table-cell table:style-name="ce23" office:value-type="string" calcext:value-type="string">
            <text:p>I3</text:p>
          </table:table-cell>
          <table:table-cell table:style-name="ce23" office:value-type="string" calcext:value-type="string">
            <text:p>RDA-I3-03M</text:p>
          </table:table-cell>
          <table:table-cell table:style-name="ce45" office:value-type="string" calcext:value-type="string">
            <text:p>Metadata includes qualified references to other metadata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31]=&quot;&quot;;&quot;&quot;;IF([.$H31]=[$DATA.$L$1];0;IF([.$H31]=[$DATA.$L$2];1;IF([.$H31]=[$DATA.$L$3];2;IF([.$H31]=[$DATA.$L$4];3;4)))))" office:value-type="float" office:value="4" calcext:value-type="float">
            <text:p>4</text:p>
          </table:table-cell>
          <table:table-cell table:style-name="ce58" table:formula="of:=IF(OR([.$H31]=[$DATA.$L$1];[.$H31]=[$DATA.$L$2];[.$H31]=[$DATA.$L$3];[.$H31]=[$DATA.$L$4];[.$H31]=0);0;1)" office:value-type="float" office:value="1" calcext:value-type="float">
            <text:p>1</text:p>
          </table:table-cell>
          <table:table-cell table:style-name="ce60" table:formula="of:=IF(AND([.$G31]=[$DATA.$C$1];[.$J31]=1);1;0)" office:value-type="float" office:value="0" calcext:value-type="float">
            <text:p>0</text:p>
          </table:table-cell>
          <table:table-cell table:style-name="ce61" table:formula="of:=IF(AND([.$G31]=[$DATA.$C$2];[.$J31]=1);1;0)" office:value-type="float" office:value="1" calcext:value-type="float">
            <text:p>1</text:p>
          </table:table-cell>
          <table:table-cell table:style-name="ce61" table:formula="of:=IF(AND([.$G31]=[$DATA.$C$3];[.$J31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31" calcext:value-type="float">
            <text:p>31</text:p>
          </table:table-cell>
          <table:covered-table-cell table:style-name="ce34"/>
          <table:table-cell table:style-name="ce42" table:formula="of:=LEFT([.D32])" office:value-type="string" office:string-value="I" calcext:value-type="string">
            <text:p>I</text:p>
          </table:table-cell>
          <table:table-cell table:style-name="ce23" office:value-type="string" calcext:value-type="string">
            <text:p>I3</text:p>
          </table:table-cell>
          <table:table-cell table:style-name="ce23" office:value-type="string" calcext:value-type="string">
            <text:p>RDA-I3-04M</text:p>
          </table:table-cell>
          <table:table-cell table:style-name="ce46" office:value-type="string" calcext:value-type="string">
            <text:p>Metadata include qualified references to other data</text:p>
          </table:table-cell>
          <table:table-cell table:style-name="ce52" office:value-type="string" calcext:value-type="string">
            <text:p>Useful</text:p>
          </table:table-cell>
          <table:table-cell table:style-name="ce54" table:content-validation-name="val1" office:value-type="string" calcext:value-type="string">
            <text:p>3 – in implementation phase</text:p>
          </table:table-cell>
          <table:table-cell table:style-name="ce56" table:formula="of:=IF([.$H32]=&quot;&quot;;&quot;&quot;;IF([.$H32]=[$DATA.$L$1];0;IF([.$H32]=[$DATA.$L$2];1;IF([.$H32]=[$DATA.$L$3];2;IF([.$H32]=[$DATA.$L$4];3;4)))))" office:value-type="float" office:value="3" calcext:value-type="float">
            <text:p>3</text:p>
          </table:table-cell>
          <table:table-cell table:style-name="ce58" table:formula="of:=IF(OR([.$H32]=[$DATA.$L$1];[.$H32]=[$DATA.$L$2];[.$H32]=[$DATA.$L$3];[.$H32]=[$DATA.$L$4];[.$H32]=0);0;1)" office:value-type="float" office:value="0" calcext:value-type="float">
            <text:p>0</text:p>
          </table:table-cell>
          <table:table-cell table:style-name="ce60" table:formula="of:=IF(AND([.$G32]=[$DATA.$C$1];[.$J32]=1);1;0)" office:value-type="float" office:value="0" calcext:value-type="float">
            <text:p>0</text:p>
          </table:table-cell>
          <table:table-cell table:style-name="ce61" table:formula="of:=IF(AND([.$G32]=[$DATA.$C$2];[.$J32]=1);1;0)" office:value-type="float" office:value="0" calcext:value-type="float">
            <text:p>0</text:p>
          </table:table-cell>
          <table:table-cell table:style-name="ce61" table:formula="of:=IF(AND([.$G32]=[$DATA.$C$3];[.$J32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32" calcext:value-type="float">
            <text:p>32</text:p>
          </table:table-cell>
          <table:table-cell table:style-name="ce35" table:formula="of:=LEFT([.D41])" office:value-type="string" office:string-value="R" calcext:value-type="string" table:number-columns-spanned="1" table:number-rows-spanned="10">
            <text:p>R</text:p>
          </table:table-cell>
          <table:table-cell table:style-name="ce42" table:formula="of:=LEFT([.D33])" office:value-type="string" office:string-value="R" calcext:value-type="string">
            <text:p>R</text:p>
          </table:table-cell>
          <table:table-cell table:style-name="ce23" office:value-type="string" calcext:value-type="string">
            <text:p>R1</text:p>
          </table:table-cell>
          <table:table-cell table:style-name="ce23" office:value-type="string" calcext:value-type="string">
            <text:p>RDA-R1-01M</text:p>
          </table:table-cell>
          <table:table-cell table:style-name="ce44" office:value-type="string" calcext:value-type="string">
            <text:p>Plurality of accurate and relevant attributes are provided to allow reuse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33]=&quot;&quot;;&quot;&quot;;IF([.$H33]=[$DATA.$L$1];0;IF([.$H33]=[$DATA.$L$2];1;IF([.$H33]=[$DATA.$L$3];2;IF([.$H33]=[$DATA.$L$4];3;4)))))" office:value-type="float" office:value="4" calcext:value-type="float">
            <text:p>4</text:p>
          </table:table-cell>
          <table:table-cell table:style-name="ce58" table:formula="of:=IF(OR([.$H33]=[$DATA.$L$1];[.$H33]=[$DATA.$L$2];[.$H33]=[$DATA.$L$3];[.$H33]=[$DATA.$L$4];[.$H33]=0);0;1)" office:value-type="float" office:value="1" calcext:value-type="float">
            <text:p>1</text:p>
          </table:table-cell>
          <table:table-cell table:style-name="ce60" table:formula="of:=IF(AND([.$G33]=[$DATA.$C$1];[.$J33]=1);1;0)" office:value-type="float" office:value="1" calcext:value-type="float">
            <text:p>1</text:p>
          </table:table-cell>
          <table:table-cell table:style-name="ce61" table:formula="of:=IF(AND([.$G33]=[$DATA.$C$2];[.$J33]=1);1;0)" office:value-type="float" office:value="0" calcext:value-type="float">
            <text:p>0</text:p>
          </table:table-cell>
          <table:table-cell table:style-name="ce61" table:formula="of:=IF(AND([.$G33]=[$DATA.$C$3];[.$J33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33" calcext:value-type="float">
            <text:p>33</text:p>
          </table:table-cell>
          <table:covered-table-cell table:style-name="ce36"/>
          <table:table-cell table:style-name="ce42" table:formula="of:=LEFT([.D34])" office:value-type="string" office:string-value="R" calcext:value-type="string">
            <text:p>R</text:p>
          </table:table-cell>
          <table:table-cell table:style-name="ce23" office:value-type="string" calcext:value-type="string">
            <text:p>R1.1</text:p>
          </table:table-cell>
          <table:table-cell table:style-name="ce23" office:value-type="string" calcext:value-type="string">
            <text:p>RDA-R1.1-01M</text:p>
          </table:table-cell>
          <table:table-cell table:style-name="ce44" office:value-type="string" calcext:value-type="string">
            <text:p>Metadata includes information about the licence under which the data can be reused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3 – in implementation phase</text:p>
          </table:table-cell>
          <table:table-cell table:style-name="ce56" table:formula="of:=IF([.$H34]=&quot;&quot;;&quot;&quot;;IF([.$H34]=[$DATA.$L$1];0;IF([.$H34]=[$DATA.$L$2];1;IF([.$H34]=[$DATA.$L$3];2;IF([.$H34]=[$DATA.$L$4];3;4)))))" office:value-type="float" office:value="3" calcext:value-type="float">
            <text:p>3</text:p>
          </table:table-cell>
          <table:table-cell table:style-name="ce58" table:formula="of:=IF(OR([.$H34]=[$DATA.$L$1];[.$H34]=[$DATA.$L$2];[.$H34]=[$DATA.$L$3];[.$H34]=[$DATA.$L$4];[.$H34]=0);0;1)" office:value-type="float" office:value="0" calcext:value-type="float">
            <text:p>0</text:p>
          </table:table-cell>
          <table:table-cell table:style-name="ce60" table:formula="of:=IF(AND([.$G34]=[$DATA.$C$1];[.$J34]=1);1;0)" office:value-type="float" office:value="0" calcext:value-type="float">
            <text:p>0</text:p>
          </table:table-cell>
          <table:table-cell table:style-name="ce61" table:formula="of:=IF(AND([.$G34]=[$DATA.$C$2];[.$J34]=1);1;0)" office:value-type="float" office:value="0" calcext:value-type="float">
            <text:p>0</text:p>
          </table:table-cell>
          <table:table-cell table:style-name="ce61" table:formula="of:=IF(AND([.$G34]=[$DATA.$C$3];[.$J34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34" calcext:value-type="float">
            <text:p>34</text:p>
          </table:table-cell>
          <table:covered-table-cell table:style-name="ce36"/>
          <table:table-cell table:style-name="ce42" table:formula="of:=LEFT([.D35])" office:value-type="string" office:string-value="R" calcext:value-type="string">
            <text:p>R</text:p>
          </table:table-cell>
          <table:table-cell table:style-name="ce23" office:value-type="string" calcext:value-type="string">
            <text:p>R1.1</text:p>
          </table:table-cell>
          <table:table-cell table:style-name="ce23" office:value-type="string" calcext:value-type="string">
            <text:p>RDA-R1.1-02M</text:p>
          </table:table-cell>
          <table:table-cell table:style-name="ce45" office:value-type="string" calcext:value-type="string">
            <text:p>Metadata refers to a standard reuse licence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35]=&quot;&quot;;&quot;&quot;;IF([.$H35]=[$DATA.$L$1];0;IF([.$H35]=[$DATA.$L$2];1;IF([.$H35]=[$DATA.$L$3];2;IF([.$H35]=[$DATA.$L$4];3;4)))))" office:value-type="float" office:value="4" calcext:value-type="float">
            <text:p>4</text:p>
          </table:table-cell>
          <table:table-cell table:style-name="ce58" table:formula="of:=IF(OR([.$H35]=[$DATA.$L$1];[.$H35]=[$DATA.$L$2];[.$H35]=[$DATA.$L$3];[.$H35]=[$DATA.$L$4];[.$H35]=0);0;1)" office:value-type="float" office:value="1" calcext:value-type="float">
            <text:p>1</text:p>
          </table:table-cell>
          <table:table-cell table:style-name="ce60" table:formula="of:=IF(AND([.$G35]=[$DATA.$C$1];[.$J35]=1);1;0)" office:value-type="float" office:value="0" calcext:value-type="float">
            <text:p>0</text:p>
          </table:table-cell>
          <table:table-cell table:style-name="ce61" table:formula="of:=IF(AND([.$G35]=[$DATA.$C$2];[.$J35]=1);1;0)" office:value-type="float" office:value="1" calcext:value-type="float">
            <text:p>1</text:p>
          </table:table-cell>
          <table:table-cell table:style-name="ce61" table:formula="of:=IF(AND([.$G35]=[$DATA.$C$3];[.$J35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35" calcext:value-type="float">
            <text:p>35</text:p>
          </table:table-cell>
          <table:covered-table-cell table:style-name="ce36"/>
          <table:table-cell table:style-name="ce42" table:formula="of:=LEFT([.D36])" office:value-type="string" office:string-value="R" calcext:value-type="string">
            <text:p>R</text:p>
          </table:table-cell>
          <table:table-cell table:style-name="ce23" office:value-type="string" calcext:value-type="string">
            <text:p>R1.1</text:p>
          </table:table-cell>
          <table:table-cell table:style-name="ce23" office:value-type="string" calcext:value-type="string">
            <text:p>RDA-R1.1-03M</text:p>
          </table:table-cell>
          <table:table-cell table:style-name="ce45" office:value-type="string" calcext:value-type="string">
            <text:p>Metadata refers to a machine-understandable reuse licence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3 – in implementation phase</text:p>
          </table:table-cell>
          <table:table-cell table:style-name="ce56" table:formula="of:=IF([.$H36]=&quot;&quot;;&quot;&quot;;IF([.$H36]=[$DATA.$L$1];0;IF([.$H36]=[$DATA.$L$2];1;IF([.$H36]=[$DATA.$L$3];2;IF([.$H36]=[$DATA.$L$4];3;4)))))" office:value-type="float" office:value="3" calcext:value-type="float">
            <text:p>3</text:p>
          </table:table-cell>
          <table:table-cell table:style-name="ce58" table:formula="of:=IF(OR([.$H36]=[$DATA.$L$1];[.$H36]=[$DATA.$L$2];[.$H36]=[$DATA.$L$3];[.$H36]=[$DATA.$L$4];[.$H36]=0);0;1)" office:value-type="float" office:value="0" calcext:value-type="float">
            <text:p>0</text:p>
          </table:table-cell>
          <table:table-cell table:style-name="ce60" table:formula="of:=IF(AND([.$G36]=[$DATA.$C$1];[.$J36]=1);1;0)" office:value-type="float" office:value="0" calcext:value-type="float">
            <text:p>0</text:p>
          </table:table-cell>
          <table:table-cell table:style-name="ce61" table:formula="of:=IF(AND([.$G36]=[$DATA.$C$2];[.$J36]=1);1;0)" office:value-type="float" office:value="0" calcext:value-type="float">
            <text:p>0</text:p>
          </table:table-cell>
          <table:table-cell table:style-name="ce61" table:formula="of:=IF(AND([.$G36]=[$DATA.$C$3];[.$J36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36" calcext:value-type="float">
            <text:p>36</text:p>
          </table:table-cell>
          <table:covered-table-cell table:style-name="ce36"/>
          <table:table-cell table:style-name="ce42" table:formula="of:=LEFT([.D37])" office:value-type="string" office:string-value="R" calcext:value-type="string">
            <text:p>R</text:p>
          </table:table-cell>
          <table:table-cell table:style-name="ce23" office:value-type="string" calcext:value-type="string">
            <text:p>R1.2</text:p>
          </table:table-cell>
          <table:table-cell table:style-name="ce23" office:value-type="string" calcext:value-type="string">
            <text:p>RDA-R1.2-01M</text:p>
          </table:table-cell>
          <table:table-cell table:style-name="ce45" office:value-type="string" calcext:value-type="string">
            <text:p>Metadata includes provenance information according to community-specific standards</text:p>
          </table:table-cell>
          <table:table-cell table:style-name="ce51" office:value-type="string" calcext:value-type="string">
            <text:p>Important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37]=&quot;&quot;;&quot;&quot;;IF([.$H37]=[$DATA.$L$1];0;IF([.$H37]=[$DATA.$L$2];1;IF([.$H37]=[$DATA.$L$3];2;IF([.$H37]=[$DATA.$L$4];3;4)))))" office:value-type="float" office:value="4" calcext:value-type="float">
            <text:p>4</text:p>
          </table:table-cell>
          <table:table-cell table:style-name="ce58" table:formula="of:=IF(OR([.$H37]=[$DATA.$L$1];[.$H37]=[$DATA.$L$2];[.$H37]=[$DATA.$L$3];[.$H37]=[$DATA.$L$4];[.$H37]=0);0;1)" office:value-type="float" office:value="1" calcext:value-type="float">
            <text:p>1</text:p>
          </table:table-cell>
          <table:table-cell table:style-name="ce60" table:formula="of:=IF(AND([.$G37]=[$DATA.$C$1];[.$J37]=1);1;0)" office:value-type="float" office:value="0" calcext:value-type="float">
            <text:p>0</text:p>
          </table:table-cell>
          <table:table-cell table:style-name="ce61" table:formula="of:=IF(AND([.$G37]=[$DATA.$C$2];[.$J37]=1);1;0)" office:value-type="float" office:value="1" calcext:value-type="float">
            <text:p>1</text:p>
          </table:table-cell>
          <table:table-cell table:style-name="ce61" table:formula="of:=IF(AND([.$G37]=[$DATA.$C$3];[.$J37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37" calcext:value-type="float">
            <text:p>37</text:p>
          </table:table-cell>
          <table:covered-table-cell table:style-name="ce36"/>
          <table:table-cell table:style-name="ce42" table:formula="of:=LEFT([.D38])" office:value-type="string" office:string-value="R" calcext:value-type="string">
            <text:p>R</text:p>
          </table:table-cell>
          <table:table-cell table:style-name="ce23" office:value-type="string" calcext:value-type="string">
            <text:p>R1.2</text:p>
          </table:table-cell>
          <table:table-cell table:style-name="ce23" office:value-type="string" calcext:value-type="string">
            <text:p>RDA-R1.2-02M</text:p>
          </table:table-cell>
          <table:table-cell table:style-name="ce46" office:value-type="string" calcext:value-type="string">
            <text:p>Metadata includes provenance information according to a cross-community language</text:p>
          </table:table-cell>
          <table:table-cell table:style-name="ce52" office:value-type="string" calcext:value-type="string">
            <text:p>Useful</text:p>
          </table:table-cell>
          <table:table-cell table:style-name="ce54" table:content-validation-name="val1" office:value-type="string" calcext:value-type="string">
            <text:p>3 – in implementation phase</text:p>
          </table:table-cell>
          <table:table-cell table:style-name="ce56" table:formula="of:=IF([.$H38]=&quot;&quot;;&quot;&quot;;IF([.$H38]=[$DATA.$L$1];0;IF([.$H38]=[$DATA.$L$2];1;IF([.$H38]=[$DATA.$L$3];2;IF([.$H38]=[$DATA.$L$4];3;4)))))" office:value-type="float" office:value="3" calcext:value-type="float">
            <text:p>3</text:p>
          </table:table-cell>
          <table:table-cell table:style-name="ce58" table:formula="of:=IF(OR([.$H38]=[$DATA.$L$1];[.$H38]=[$DATA.$L$2];[.$H38]=[$DATA.$L$3];[.$H38]=[$DATA.$L$4];[.$H38]=0);0;1)" office:value-type="float" office:value="0" calcext:value-type="float">
            <text:p>0</text:p>
          </table:table-cell>
          <table:table-cell table:style-name="ce60" table:formula="of:=IF(AND([.$G38]=[$DATA.$C$1];[.$J38]=1);1;0)" office:value-type="float" office:value="0" calcext:value-type="float">
            <text:p>0</text:p>
          </table:table-cell>
          <table:table-cell table:style-name="ce61" table:formula="of:=IF(AND([.$G38]=[$DATA.$C$2];[.$J38]=1);1;0)" office:value-type="float" office:value="0" calcext:value-type="float">
            <text:p>0</text:p>
          </table:table-cell>
          <table:table-cell table:style-name="ce61" table:formula="of:=IF(AND([.$G38]=[$DATA.$C$3];[.$J38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38" calcext:value-type="float">
            <text:p>38</text:p>
          </table:table-cell>
          <table:covered-table-cell table:style-name="ce36"/>
          <table:table-cell table:style-name="ce42" table:formula="of:=LEFT([.D39])" office:value-type="string" office:string-value="R" calcext:value-type="string">
            <text:p>R</text:p>
          </table:table-cell>
          <table:table-cell table:style-name="ce23" office:value-type="string" calcext:value-type="string">
            <text:p>R1.3</text:p>
          </table:table-cell>
          <table:table-cell table:style-name="ce23" office:value-type="string" calcext:value-type="string">
            <text:p>RDA-R1.3-01M</text:p>
          </table:table-cell>
          <table:table-cell table:style-name="ce44" office:value-type="string" calcext:value-type="string">
            <text:p>Metadata complies with a community standard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39]=&quot;&quot;;&quot;&quot;;IF([.$H39]=[$DATA.$L$1];0;IF([.$H39]=[$DATA.$L$2];1;IF([.$H39]=[$DATA.$L$3];2;IF([.$H39]=[$DATA.$L$4];3;4)))))" office:value-type="float" office:value="4" calcext:value-type="float">
            <text:p>4</text:p>
          </table:table-cell>
          <table:table-cell table:style-name="ce58" table:formula="of:=IF(OR([.$H39]=[$DATA.$L$1];[.$H39]=[$DATA.$L$2];[.$H39]=[$DATA.$L$3];[.$H39]=[$DATA.$L$4];[.$H39]=0);0;1)" office:value-type="float" office:value="1" calcext:value-type="float">
            <text:p>1</text:p>
          </table:table-cell>
          <table:table-cell table:style-name="ce60" table:formula="of:=IF(AND([.$G39]=[$DATA.$C$1];[.$J39]=1);1;0)" office:value-type="float" office:value="1" calcext:value-type="float">
            <text:p>1</text:p>
          </table:table-cell>
          <table:table-cell table:style-name="ce61" table:formula="of:=IF(AND([.$G39]=[$DATA.$C$2];[.$J39]=1);1;0)" office:value-type="float" office:value="0" calcext:value-type="float">
            <text:p>0</text:p>
          </table:table-cell>
          <table:table-cell table:style-name="ce61" table:formula="of:=IF(AND([.$G39]=[$DATA.$C$3];[.$J39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39" calcext:value-type="float">
            <text:p>39</text:p>
          </table:table-cell>
          <table:covered-table-cell table:style-name="ce36"/>
          <table:table-cell table:style-name="ce42" table:formula="of:=LEFT([.D40])" office:value-type="string" office:string-value="R" calcext:value-type="string">
            <text:p>R</text:p>
          </table:table-cell>
          <table:table-cell table:style-name="ce23" office:value-type="string" calcext:value-type="string">
            <text:p>R1.3</text:p>
          </table:table-cell>
          <table:table-cell table:style-name="ce23" office:value-type="string" calcext:value-type="string">
            <text:p>RDA-R1.3-01D</text:p>
          </table:table-cell>
          <table:table-cell table:style-name="ce44" office:value-type="string" calcext:value-type="string">
            <text:p>Data complies with a community standard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40]=&quot;&quot;;&quot;&quot;;IF([.$H40]=[$DATA.$L$1];0;IF([.$H40]=[$DATA.$L$2];1;IF([.$H40]=[$DATA.$L$3];2;IF([.$H40]=[$DATA.$L$4];3;4)))))" office:value-type="float" office:value="4" calcext:value-type="float">
            <text:p>4</text:p>
          </table:table-cell>
          <table:table-cell table:style-name="ce58" table:formula="of:=IF(OR([.$H40]=[$DATA.$L$1];[.$H40]=[$DATA.$L$2];[.$H40]=[$DATA.$L$3];[.$H40]=[$DATA.$L$4];[.$H40]=0);0;1)" office:value-type="float" office:value="1" calcext:value-type="float">
            <text:p>1</text:p>
          </table:table-cell>
          <table:table-cell table:style-name="ce60" table:formula="of:=IF(AND([.$G40]=[$DATA.$C$1];[.$J40]=1);1;0)" office:value-type="float" office:value="1" calcext:value-type="float">
            <text:p>1</text:p>
          </table:table-cell>
          <table:table-cell table:style-name="ce61" table:formula="of:=IF(AND([.$G40]=[$DATA.$C$2];[.$J40]=1);1;0)" office:value-type="float" office:value="0" calcext:value-type="float">
            <text:p>0</text:p>
          </table:table-cell>
          <table:table-cell table:style-name="ce61" table:formula="of:=IF(AND([.$G40]=[$DATA.$C$3];[.$J40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40" calcext:value-type="float">
            <text:p>40</text:p>
          </table:table-cell>
          <table:covered-table-cell table:style-name="ce36"/>
          <table:table-cell table:style-name="ce43" table:formula="of:=LEFT([.D41])" office:value-type="string" office:string-value="R" calcext:value-type="string">
            <text:p>R</text:p>
          </table:table-cell>
          <table:table-cell table:style-name="ce23" office:value-type="string" calcext:value-type="string">
            <text:p>R1.3</text:p>
          </table:table-cell>
          <table:table-cell table:style-name="ce23" office:value-type="string" calcext:value-type="string">
            <text:p>RDA-R1.3-02M</text:p>
          </table:table-cell>
          <table:table-cell table:style-name="ce44" office:value-type="string" calcext:value-type="string">
            <text:p>Metadata is expressed in compliance with a machine-understandable community standard</text:p>
          </table:table-cell>
          <table:table-cell table:style-name="ce50" office:value-type="string" calcext:value-type="string">
            <text:p>Essential</text:p>
          </table:table-cell>
          <table:table-cell table:style-name="ce54" table:content-validation-name="val1" office:value-type="string" calcext:value-type="string">
            <text:p>4 – fully implemented</text:p>
          </table:table-cell>
          <table:table-cell table:style-name="ce56" table:formula="of:=IF([.$H41]=&quot;&quot;;&quot;&quot;;IF([.$H41]=[$DATA.$L$1];0;IF([.$H41]=[$DATA.$L$2];1;IF([.$H41]=[$DATA.$L$3];2;IF([.$H41]=[$DATA.$L$4];3;4)))))" office:value-type="float" office:value="4" calcext:value-type="float">
            <text:p>4</text:p>
          </table:table-cell>
          <table:table-cell table:style-name="ce58" table:formula="of:=IF(OR([.$H41]=[$DATA.$L$1];[.$H41]=[$DATA.$L$2];[.$H41]=[$DATA.$L$3];[.$H41]=[$DATA.$L$4];[.$H41]=0);0;1)" office:value-type="float" office:value="1" calcext:value-type="float">
            <text:p>1</text:p>
          </table:table-cell>
          <table:table-cell table:style-name="ce60" table:formula="of:=IF(AND([.$G41]=[$DATA.$C$1];[.$J41]=1);1;0)" office:value-type="float" office:value="1" calcext:value-type="float">
            <text:p>1</text:p>
          </table:table-cell>
          <table:table-cell table:style-name="ce61" table:formula="of:=IF(AND([.$G41]=[$DATA.$C$2];[.$J41]=1);1;0)" office:value-type="float" office:value="0" calcext:value-type="float">
            <text:p>0</text:p>
          </table:table-cell>
          <table:table-cell table:style-name="ce61" table:formula="of:=IF(AND([.$G41]=[$DATA.$C$3];[.$J41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1">
          <table:table-cell table:style-name="ce23" office:value-type="float" office:value="41" calcext:value-type="float">
            <text:p>41</text:p>
          </table:table-cell>
          <table:covered-table-cell table:style-name="ce37"/>
          <table:table-cell table:style-name="ce43" table:formula="of:=LEFT([.D42])" office:value-type="string" office:string-value="R" calcext:value-type="string">
            <text:p>R</text:p>
          </table:table-cell>
          <table:table-cell table:style-name="ce23" office:value-type="string" calcext:value-type="string">
            <text:p>R1.3</text:p>
          </table:table-cell>
          <table:table-cell table:style-name="ce23" office:value-type="string" calcext:value-type="string">
            <text:p>RDA-R1.3-02D</text:p>
          </table:table-cell>
          <table:table-cell table:style-name="ce45" office:value-type="string" calcext:value-type="string">
            <text:p>Data is expressed in compliance with a machine-understandable community standard</text:p>
          </table:table-cell>
          <table:table-cell table:style-name="ce51" office:value-type="string" calcext:value-type="string">
            <text:p>Important</text:p>
          </table:table-cell>
          <table:table-cell table:style-name="ce55" table:content-validation-name="val1" office:value-type="string" calcext:value-type="string">
            <text:p>2 – under consideration or in planning phase</text:p>
          </table:table-cell>
          <table:table-cell table:style-name="ce56" table:formula="of:=IF([.$H42]=&quot;&quot;;&quot;&quot;;IF([.$H42]=[$DATA.$L$1];0;IF([.$H42]=[$DATA.$L$2];1;IF([.$H42]=[$DATA.$L$3];2;IF([.$H42]=[$DATA.$L$4];3;4)))))" office:value-type="float" office:value="2" calcext:value-type="float">
            <text:p>2</text:p>
          </table:table-cell>
          <table:table-cell table:style-name="ce58" table:formula="of:=IF(OR([.$H42]=[$DATA.$L$1];[.$H42]=[$DATA.$L$2];[.$H42]=[$DATA.$L$3];[.$H42]=[$DATA.$L$4];[.$H42]=0);0;1)" office:value-type="float" office:value="0" calcext:value-type="float">
            <text:p>0</text:p>
          </table:table-cell>
          <table:table-cell table:style-name="ce60" table:formula="of:=IF(AND([.$G42]=[$DATA.$C$1];[.$J42]=1);1;0)" office:value-type="float" office:value="0" calcext:value-type="float">
            <text:p>0</text:p>
          </table:table-cell>
          <table:table-cell table:style-name="ce61" table:formula="of:=IF(AND([.$G42]=[$DATA.$C$2];[.$J42]=1);1;0)" office:value-type="float" office:value="0" calcext:value-type="float">
            <text:p>0</text:p>
          </table:table-cell>
          <table:table-cell table:style-name="ce61" table:formula="of:=IF(AND([.$G42]=[$DATA.$C$3];[.$J42]=1);1;0)" office:value-type="float" office:value="0" calcext:value-type="float">
            <text:p>0</text:p>
          </table:table-cell>
          <table:table-cell table:style-name="ce39" table:number-columns-repeated="13"/>
          <table:table-cell table:number-columns-repeated="38"/>
        </table:table-row>
        <table:table-row table:style-name="ro4" table:number-rows-repeated="947">
          <table:table-cell table:style-name="ce24"/>
          <table:table-cell table:style-name="ce38" table:number-columns-repeated="4"/>
          <table:table-cell table:style-name="ce47"/>
          <table:table-cell table:style-name="ce38"/>
          <table:table-cell table:style-name="ce39"/>
          <table:table-cell table:style-name="ce25" table:number-columns-repeated="2"/>
          <table:table-cell table:style-name="ce39" table:number-columns-repeated="16"/>
          <table:table-cell table:number-columns-repeated="38"/>
        </table:table-row>
        <table:table-row table:style-name="ro2">
          <table:table-cell table:style-name="ce25"/>
          <table:table-cell table:style-name="ce39" table:number-columns-repeated="4"/>
          <table:table-cell table:style-name="ce48"/>
          <table:table-cell table:style-name="ce39" table:number-columns-repeated="2"/>
          <table:table-cell table:style-name="ce25" table:number-columns-repeated="2"/>
          <table:table-cell table:style-name="ce39" table:number-columns-repeated="16"/>
          <table:table-cell table:number-columns-repeated="38"/>
        </table:table-row>
        <table:table-row table:style-name="ro1" table:number-rows-repeated="104758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'FAIR Indicators_v0.05'.K2:'FAIR Indicators_v0.05'.M42">
            <calcext:condition calcext:apply-style-name="ConditionalStyle_2" calcext:value="=1" calcext:base-cell-address="'FAIR Indicators_v0.05'.K2"/>
          </calcext:conditional-format>
          <calcext:conditional-format calcext:target-range-address="'FAIR Indicators_v0.05'.K2:'FAIR Indicators_v0.05'.M42">
            <calcext:condition calcext:apply-style-name="ConditionalStyle_1" calcext:value="=0" calcext:base-cell-address="'FAIR Indicators_v0.05'.K2"/>
          </calcext:conditional-format>
          <calcext:conditional-format calcext:target-range-address="'FAIR Indicators_v0.05'.I2:'FAIR Indicators_v0.05'.I42">
            <calcext:color-scale>
              <calcext:color-scale-entry calcext:value="0" calcext:type="minimum" calcext:color="#f8696b"/>
              <calcext:color-scale-entry calcext:value="50" calcext:type="percentile" calcext:color="#ffeb84"/>
              <calcext:color-scale-entry calcext:value="0" calcext:type="maximum" calcext:color="#63be7b"/>
            </calcext:color-scale>
          </calcext:conditional-format>
        </calcext:conditional-formats>
      </table:table>
      <table:table table:name="calc" table:style-name="ta3">
        <table:table-column table:style-name="co11" table:number-columns-repeated="64" table:default-cell-style-name="Default"/>
        <table:table-row table:style-name="ro2" table:number-rows-repeated="4">
          <table:table-cell table:number-columns-repeated="64"/>
        </table:table-row>
        <table:table-row table:style-name="ro5">
          <table:table-cell/>
          <table:table-cell table:style-name="ce62"/>
          <table:table-cell table:style-name="ce73" office:value-type="string" calcext:value-type="string">
            <text:p>FINDABLE</text:p>
          </table:table-cell>
          <table:table-cell table:style-name="ce73" office:value-type="string" calcext:value-type="string">
            <text:p>ACCESSIBLE</text:p>
          </table:table-cell>
          <table:table-cell table:style-name="ce73" office:value-type="string" calcext:value-type="string">
            <text:p>INTEROPERABLE</text:p>
          </table:table-cell>
          <table:table-cell table:style-name="ce73" office:value-type="string" calcext:value-type="string">
            <text:p>REUSABLE</text:p>
          </table:table-cell>
          <table:table-cell table:style-name="ce73" office:value-type="string" calcext:value-type="string">
            <text:p>SUM</text:p>
          </table:table-cell>
          <table:table-cell table:number-columns-repeated="57"/>
        </table:table-row>
        <table:table-row table:style-name="ro5">
          <table:table-cell/>
          <table:table-cell table:style-name="ce63" table:formula="of:=[$DATA.$C$1]" office:value-type="string" office:string-value="Essential" calcext:value-type="string">
            <text:p>Essential</text:p>
          </table:table-cell>
          <table:table-cell table:style-name="ce74" table:formula="of:=COUNTIFS([$'FAIR Indicators_v0.05'.$C$1:.$C$1048576];&quot;F&quot;;[$'FAIR Indicators_v0.05'.$G$1:.$G$1048576];[$DATA.$C$1])" office:value-type="float" office:value="7" calcext:value-type="float">
            <text:p>7</text:p>
          </table:table-cell>
          <table:table-cell table:style-name="ce74" table:formula="of:=COUNTIFS([$'FAIR Indicators_v0.05'.$C$1:.$C$1048576];&quot;A&quot;;[$'FAIR Indicators_v0.05'.$G$1:.$G$1048576];[$DATA.$C$1])" office:value-type="float" office:value="8" calcext:value-type="float">
            <text:p>8</text:p>
          </table:table-cell>
          <table:table-cell table:style-name="ce74" table:formula="of:=COUNTIFS([$'FAIR Indicators_v0.05'.$C$1:.$C$1048576];&quot;I&quot;;[$'FAIR Indicators_v0.05'.$G$1:.$G$1048576];[$DATA.$C$1])" office:value-type="float" office:value="0" calcext:value-type="float">
            <text:p>0</text:p>
          </table:table-cell>
          <table:table-cell table:style-name="ce74" table:formula="of:=COUNTIFS([$'FAIR Indicators_v0.05'.$C$1:.$C$1048576];&quot;R&quot;;[$'FAIR Indicators_v0.05'.$G$1:.$G$1048576];[$DATA.$C$1])" office:value-type="float" office:value="5" calcext:value-type="float">
            <text:p>5</text:p>
          </table:table-cell>
          <table:table-cell table:style-name="ce85" table:formula="of:=SUM([.C6:.F6])" office:value-type="float" office:value="20" calcext:value-type="float">
            <text:p>20</text:p>
          </table:table-cell>
          <table:table-cell table:number-columns-repeated="57"/>
        </table:table-row>
        <table:table-row table:style-name="ro5">
          <table:table-cell/>
          <table:table-cell table:style-name="ce64"/>
          <table:table-cell table:style-name="ce75" table:formula="of:=COUNTIFS([$'FAIR Indicators_v0.05'.$K$1:.$K$1048576];1;[$'FAIR Indicators_v0.05'.$C$1:.$C$1048576];&quot;F&quot;)" office:value-type="float" office:value="6" calcext:value-type="float">
            <text:p>6</text:p>
          </table:table-cell>
          <table:table-cell table:style-name="ce75" table:formula="of:=COUNTIFS([$'FAIR Indicators_v0.05'.$K$1:.$K$1048576];1;[$'FAIR Indicators_v0.05'.$C$1:.$C$1048576];&quot;A&quot;)" office:value-type="float" office:value="7" calcext:value-type="float">
            <text:p>7</text:p>
          </table:table-cell>
          <table:table-cell table:style-name="ce75" table:formula="of:=COUNTIFS([$'FAIR Indicators_v0.05'.$K$1:.$K$1048576];1;[$'FAIR Indicators_v0.05'.$C$1:.$C$1048576];&quot;I&quot;)" office:value-type="float" office:value="0" calcext:value-type="float">
            <text:p>0</text:p>
          </table:table-cell>
          <table:table-cell table:style-name="ce75" table:formula="of:=COUNTIFS([$'FAIR Indicators_v0.05'.$K$1:.$K$1048576];1;[$'FAIR Indicators_v0.05'.$C$1:.$C$1048576];&quot;N&quot;)" office:value-type="float" office:value="0" calcext:value-type="float">
            <text:p>0</text:p>
          </table:table-cell>
          <table:table-cell table:style-name="ce86" table:formula="of:=SUM([.C7:.F7])" office:value-type="float" office:value="13" calcext:value-type="float">
            <text:p>13</text:p>
          </table:table-cell>
          <table:table-cell table:number-columns-repeated="57"/>
        </table:table-row>
        <table:table-row table:style-name="ro5">
          <table:table-cell/>
          <table:table-cell table:style-name="ce65" table:formula="of:=[$DATA.C2]" office:value-type="string" office:string-value="Important" calcext:value-type="string">
            <text:p>Important</text:p>
          </table:table-cell>
          <table:table-cell table:style-name="ce76" table:formula="of:=COUNTIFS([$'FAIR Indicators_v0.05'.$C$1:.$C$1048576];&quot;F&quot;;[$'FAIR Indicators_v0.05'.$G$1:.$G$1048576];[$DATA.$C$2])" office:value-type="float" office:value="0" calcext:value-type="float">
            <text:p>0</text:p>
          </table:table-cell>
          <table:table-cell table:style-name="ce76" table:formula="of:=COUNTIFS([$'FAIR Indicators_v0.05'.$C$1:.$C$1048576];&quot;A&quot;;[$'FAIR Indicators_v0.05'.$G$1:.$G$1048576];[$DATA.$C$2])" office:value-type="float" office:value="3" calcext:value-type="float">
            <text:p>3</text:p>
          </table:table-cell>
          <table:table-cell table:style-name="ce76" table:formula="of:=COUNTIFS([$'FAIR Indicators_v0.05'.$C$1:.$C$1048576];&quot;I&quot;;[$'FAIR Indicators_v0.05'.$G$1:.$G$1048576];[$DATA.$C$2])" office:value-type="float" office:value="7" calcext:value-type="float">
            <text:p>7</text:p>
          </table:table-cell>
          <table:table-cell table:style-name="ce76" table:formula="of:=COUNTIFS([$'FAIR Indicators_v0.05'.$C$1:.$C$1048576];&quot;R&quot;;[$'FAIR Indicators_v0.05'.$G$1:.$G$1048576];[$DATA.$C$2])" office:value-type="float" office:value="4" calcext:value-type="float">
            <text:p>4</text:p>
          </table:table-cell>
          <table:table-cell table:style-name="ce87" table:formula="of:=SUM([.C8:.F8])" office:value-type="float" office:value="14" calcext:value-type="float">
            <text:p>14</text:p>
          </table:table-cell>
          <table:table-cell table:number-columns-repeated="57"/>
        </table:table-row>
        <table:table-row table:style-name="ro5">
          <table:table-cell/>
          <table:table-cell table:style-name="ce66"/>
          <table:table-cell table:style-name="ce77" table:formula="of:=COUNTIFS([$'FAIR Indicators_v0.05'.$L$1:.$L$1048576];1;[$'FAIR Indicators_v0.05'.$C$1:.$C$1048576];&quot;F&quot;)" office:value-type="float" office:value="0" calcext:value-type="float">
            <text:p>0</text:p>
          </table:table-cell>
          <table:table-cell table:style-name="ce77" table:formula="of:=COUNTIFS([$'FAIR Indicators_v0.05'.$L$1:.$L$1048576];1;[$'FAIR Indicators_v0.05'.$C$1:.$C$1048576];&quot;A&quot;)" office:value-type="float" office:value="3" calcext:value-type="float">
            <text:p>3</text:p>
          </table:table-cell>
          <table:table-cell table:style-name="ce77" table:formula="of:=COUNTIFS([$'FAIR Indicators_v0.05'.$L$1:.$L$1048576];1;[$'FAIR Indicators_v0.05'.$C$1:.$C$1048576];&quot;I&quot;)" office:value-type="float" office:value="7" calcext:value-type="float">
            <text:p>7</text:p>
          </table:table-cell>
          <table:table-cell table:style-name="ce77" table:formula="of:=COUNTIFS([$'FAIR Indicators_v0.05'.$L$1:.$L$1048576];1;[$'FAIR Indicators_v0.05'.$C$1:.$C$1048576];&quot;R&quot;)" office:value-type="float" office:value="2" calcext:value-type="float">
            <text:p>2</text:p>
          </table:table-cell>
          <table:table-cell table:style-name="ce88" table:formula="of:=SUM([.C9:.F9])" office:value-type="float" office:value="12" calcext:value-type="float">
            <text:p>12</text:p>
          </table:table-cell>
          <table:table-cell table:number-columns-repeated="57"/>
        </table:table-row>
        <table:table-row table:style-name="ro5">
          <table:table-cell/>
          <table:table-cell table:style-name="ce67" table:formula="of:=[$DATA.C3]" office:value-type="string" office:string-value="Useful" calcext:value-type="string">
            <text:p>Useful</text:p>
          </table:table-cell>
          <table:table-cell table:style-name="ce78" table:formula="of:=COUNTIFS([$'FAIR Indicators_v0.05'.$C$1:.$C$1048576];&quot;F&quot;;[$'FAIR Indicators_v0.05'.$G$1:.$G$1048576];[$DATA.$C$3])" office:value-type="float" office:value="0" calcext:value-type="float">
            <text:p>0</text:p>
          </table:table-cell>
          <table:table-cell table:style-name="ce78" table:formula="of:=COUNTIFS([$'FAIR Indicators_v0.05'.$C$1:.$C$1048576];&quot;A&quot;;[$'FAIR Indicators_v0.05'.$G$1:.$G$1048576];[$DATA.$C$3])" office:value-type="float" office:value="1" calcext:value-type="float">
            <text:p>1</text:p>
          </table:table-cell>
          <table:table-cell table:style-name="ce78" table:formula="of:=COUNTIFS([$'FAIR Indicators_v0.05'.$C$1:.$C$1048576];&quot;I&quot;;[$'FAIR Indicators_v0.05'.$G$1:.$G$1048576];[$DATA.$C$3])" office:value-type="float" office:value="5" calcext:value-type="float">
            <text:p>5</text:p>
          </table:table-cell>
          <table:table-cell table:style-name="ce78" table:formula="of:=COUNTIFS([$'FAIR Indicators_v0.05'.$C$1:.$C$1048576];&quot;R&quot;;[$'FAIR Indicators_v0.05'.$G$1:.$G$1048576];[$DATA.$C$3])" office:value-type="float" office:value="1" calcext:value-type="float">
            <text:p>1</text:p>
          </table:table-cell>
          <table:table-cell table:style-name="ce89" table:formula="of:=SUM([.C10:.F10])" office:value-type="float" office:value="7" calcext:value-type="float">
            <text:p>7</text:p>
          </table:table-cell>
          <table:table-cell table:number-columns-repeated="57"/>
        </table:table-row>
        <table:table-row table:style-name="ro5">
          <table:table-cell/>
          <table:table-cell table:style-name="ce68"/>
          <table:table-cell table:style-name="ce79" table:formula="of:=COUNTIFS([$'FAIR Indicators_v0.05'.$M$1:.$M$1048576];1;[$'FAIR Indicators_v0.05'.$C$1:.$C$1048576];&quot;F&quot;)" office:value-type="float" office:value="0" calcext:value-type="float">
            <text:p>0</text:p>
          </table:table-cell>
          <table:table-cell table:style-name="ce79" table:formula="of:=COUNTIFS([$'FAIR Indicators_v0.05'.$M$1:.$M$1048576];1;[$'FAIR Indicators_v0.05'.$C$1:.$C$1048576];&quot;A&quot;)" office:value-type="float" office:value="1" calcext:value-type="float">
            <text:p>1</text:p>
          </table:table-cell>
          <table:table-cell table:style-name="ce79" table:formula="of:=COUNTIFS([$'FAIR Indicators_v0.05'.$M$1:.$M$1048576];1;[$'FAIR Indicators_v0.05'.$C$1:.$C$1048576];&quot;I&quot;)" office:value-type="float" office:value="2" calcext:value-type="float">
            <text:p>2</text:p>
          </table:table-cell>
          <table:table-cell table:style-name="ce79" table:formula="of:=COUNTIFS([$'FAIR Indicators_v0.05'.$M$1:.$M$1048576];1;[$'FAIR Indicators_v0.05'.$C$1:.$C$1048576];&quot;R&quot;)" office:value-type="float" office:value="0" calcext:value-type="float">
            <text:p>0</text:p>
          </table:table-cell>
          <table:table-cell table:style-name="ce90" table:formula="of:=SUM([.C11:.F11])" office:value-type="float" office:value="3" calcext:value-type="float">
            <text:p>3</text:p>
          </table:table-cell>
          <table:table-cell table:number-columns-repeated="57"/>
        </table:table-row>
        <table:table-row table:style-name="ro2">
          <table:table-cell/>
          <table:table-cell table:style-name="ce62" table:number-columns-repeated="5"/>
          <table:table-cell table:number-columns-repeated="58"/>
        </table:table-row>
        <table:table-row table:style-name="ro2">
          <table:table-cell/>
          <table:table-cell table:style-name="ce69" office:value-type="string" calcext:value-type="string">
            <text:p>FAIRness per area</text:p>
          </table:table-cell>
          <table:table-cell table:style-name="ce80" table:formula="of:=IF(AND([.C$7]=[.C$6];[.C$9]=[.C8];[.C$11]=[.C$10]);[$DATA.$E$6];IF(AND([.C$7]=[.C$6];[.C$9]=[.C$8];[.C$11]&gt;=[.C$10]/2);[$DATA.$E$5];IF(AND([.C$7]=[.C$6];[.C$9]=[.C$8]);[$DATA.$E$4];IF(AND([.C$7]=[.C$6];[.C$9]&gt;=[.C$8]/2);[$DATA.$E$3];IF([.C$7]=[.C$6];[$DATA.$E$2];[$DATA.$E$1])))))" office:value-type="string" office:string-value="Level 0" calcext:value-type="string">
            <text:p>Level 0</text:p>
          </table:table-cell>
          <table:table-cell table:style-name="ce80" table:formula="of:=IF(AND([.D$7]=[.D$6];[.D$9]=[.D8];[.D$11]=[.D$10]);[$DATA.$E$6];IF(AND([.D$7]=[.D$6];[.D$9]=[.D$8];[.D$11]&gt;=[.D$10]/2);[$DATA.$E$5];IF(AND([.D$7]=[.D$6];[.D$9]=[.D$8]);[$DATA.$E$4];IF(AND([.D$7]=[.D$6];[.D$9]&gt;=[.D$8]/2);[$DATA.$E$3];IF([.D$7]=[.D$6];[$DATA.$E$2];[$DATA.$E$1])))))" office:value-type="string" office:string-value="Level 0" calcext:value-type="string">
            <text:p>Level 0</text:p>
          </table:table-cell>
          <table:table-cell table:style-name="ce80" table:formula="of:=IF(AND([.E$7]=[.E$6];[.E$9]=[.E8];[.E$11]=[.E$10]);[$DATA.$E$6];IF(AND([.E$7]=[.E$6];[.E$9]=[.E$8];[.E$11]&gt;=[.E$10]/2);[$DATA.$E$5];IF(AND([.E$7]=[.E$6];[.E$9]=[.E$8]);[$DATA.$E$4];IF(AND([.E$7]=[.E$6];[.E$9]&gt;=[.E$8]/2);[$DATA.$E$3];IF([.E$7]=[.E$6];[$DATA.$E$2];[$DATA.$E$1])))))" office:value-type="string" office:string-value="Level 3" calcext:value-type="string">
            <text:p>Level 3</text:p>
          </table:table-cell>
          <table:table-cell table:style-name="ce80" table:formula="of:=IF(AND([.F$7]=[.F$6];[.F$9]=[.F8];[.F$11]=[.F$10]);[$DATA.$E$6];IF(AND([.F$7]=[.F$6];[.F$9]=[.F$8];[.F$11]&gt;=[.F$10]/2);[$DATA.$E$5];IF(AND([.F$7]=[.F$6];[.F$9]=[.F$8]);[$DATA.$E$4];IF(AND([.F$7]=[.F$6];[.F$9]&gt;=[.F$8]/2);[$DATA.$E$3];IF([.F$7]=[.F$6];[$DATA.$E$2];[$DATA.$E$1])))))" office:value-type="string" office:string-value="Level 0" calcext:value-type="string">
            <text:p>Level 0</text:p>
          </table:table-cell>
          <table:table-cell table:number-columns-repeated="58"/>
        </table:table-row>
        <table:table-row table:style-name="ro2" table:number-rows-repeated="2">
          <table:table-cell table:number-columns-repeated="64"/>
        </table:table-row>
        <table:table-row table:style-name="ro5">
          <table:table-cell/>
          <table:table-cell table:style-name="ce70"/>
          <table:table-cell table:style-name="ce81" office:value-type="string" calcext:value-type="string">
            <text:p>FINDABLE</text:p>
          </table:table-cell>
          <table:table-cell table:style-name="ce81" office:value-type="string" calcext:value-type="string">
            <text:p>ACCESSIBLE</text:p>
          </table:table-cell>
          <table:table-cell table:style-name="ce81" office:value-type="string" calcext:value-type="string">
            <text:p>INTEROPERABLE</text:p>
          </table:table-cell>
          <table:table-cell table:style-name="ce81" office:value-type="string" calcext:value-type="string">
            <text:p>REUSABLE</text:p>
          </table:table-cell>
          <table:table-cell table:style-name="ce91"/>
          <table:table-cell table:number-columns-repeated="57"/>
        </table:table-row>
        <table:table-row table:style-name="ro6">
          <table:table-cell/>
          <table:table-cell table:style-name="ce70" office:value-type="string" calcext:value-type="string">
            <text:p>Level 0</text:p>
          </table:table-cell>
          <table:table-cell table:number-columns-repeated="4" table:style-name="ce82" office:value-type="percentage" office:value="0.16666666" calcext:value-type="percentage">
            <text:p>17%</text:p>
          </table:table-cell>
          <table:table-cell table:style-name="ce91"/>
          <table:table-cell table:number-columns-repeated="57"/>
        </table:table-row>
        <table:table-row table:style-name="ro6">
          <table:table-cell/>
          <table:table-cell table:style-name="ce70" office:value-type="string" calcext:value-type="string">
            <text:p>Level 1</text:p>
          </table:table-cell>
          <table:table-cell table:number-columns-repeated="4" table:style-name="ce82" office:value-type="percentage" office:value="0.16666666" calcext:value-type="percentage">
            <text:p>17%</text:p>
          </table:table-cell>
          <table:table-cell table:style-name="ce91"/>
          <table:table-cell table:number-columns-repeated="57"/>
        </table:table-row>
        <table:table-row table:style-name="ro6">
          <table:table-cell/>
          <table:table-cell table:style-name="ce70" office:value-type="string" calcext:value-type="string">
            <text:p>Level 2</text:p>
          </table:table-cell>
          <table:table-cell table:number-columns-repeated="4" table:style-name="ce82" office:value-type="percentage" office:value="0.16666666" calcext:value-type="percentage">
            <text:p>17%</text:p>
          </table:table-cell>
          <table:table-cell table:style-name="ce91"/>
          <table:table-cell table:number-columns-repeated="57"/>
        </table:table-row>
        <table:table-row table:style-name="ro6">
          <table:table-cell/>
          <table:table-cell table:style-name="ce70" office:value-type="string" calcext:value-type="string">
            <text:p>Level 3</text:p>
          </table:table-cell>
          <table:table-cell table:number-columns-repeated="4" table:style-name="ce82" office:value-type="percentage" office:value="0.16666666" calcext:value-type="percentage">
            <text:p>17%</text:p>
          </table:table-cell>
          <table:table-cell table:style-name="ce91"/>
          <table:table-cell table:number-columns-repeated="57"/>
        </table:table-row>
        <table:table-row table:style-name="ro6">
          <table:table-cell/>
          <table:table-cell table:style-name="ce70" office:value-type="string" calcext:value-type="string">
            <text:p>Level 4</text:p>
          </table:table-cell>
          <table:table-cell table:number-columns-repeated="4" table:style-name="ce82" office:value-type="percentage" office:value="0.16666666" calcext:value-type="percentage">
            <text:p>17%</text:p>
          </table:table-cell>
          <table:table-cell table:style-name="ce91"/>
          <table:table-cell table:number-columns-repeated="57"/>
        </table:table-row>
        <table:table-row table:style-name="ro6">
          <table:table-cell/>
          <table:table-cell table:style-name="ce70" office:value-type="string" calcext:value-type="string">
            <text:p>Level 5</text:p>
          </table:table-cell>
          <table:table-cell table:number-columns-repeated="4" table:style-name="ce82" office:value-type="percentage" office:value="0.16666666" calcext:value-type="percentage">
            <text:p>17%</text:p>
          </table:table-cell>
          <table:table-cell table:style-name="ce91"/>
          <table:table-cell table:number-columns-repeated="57"/>
        </table:table-row>
        <table:table-row table:style-name="ro6">
          <table:table-cell/>
          <table:table-cell table:style-name="ce71" office:value-type="string" calcext:value-type="string">
            <text:p>Value</text:p>
          </table:table-cell>
          <table:table-cell table:style-name="ce83" table:formula="of:=IF([.C$13]=[$DATA.$E$1];[$DATA.$F$1];IF([.C$13]=[$DATA.$E$2];[$DATA.$F$2];IF([.C$13]=[$DATA.$E$3];[$DATA.$F$3];IF([.C$13]=[$DATA.$E$4];[$DATA.$F$4];IF([.C$13]=[$DATA.$E$5];[$DATA.$F$5];[$DATA.$F$6])))))" office:value-type="percentage" office:value="0.08833333" calcext:value-type="percentage">
            <text:p>9%</text:p>
          </table:table-cell>
          <table:table-cell table:style-name="ce83" table:formula="of:=IF([.D$13]=[$DATA.$E$1];[$DATA.$F$1];IF([.D$13]=[$DATA.$E$2];[$DATA.$F$2];IF([.D$13]=[$DATA.$E$3];[$DATA.$F$3];IF([.D$13]=[$DATA.$E$4];[$DATA.$F$4];IF([.D$13]=[$DATA.$E$5];[$DATA.$F$5];[$DATA.$F$6])))))" office:value-type="percentage" office:value="0.08833333" calcext:value-type="percentage">
            <text:p>9%</text:p>
          </table:table-cell>
          <table:table-cell table:style-name="ce83" table:formula="of:=IF([.E$13]=[$DATA.$E$1];[$DATA.$F$1];IF([.E$13]=[$DATA.$E$2];[$DATA.$F$2];IF([.E$13]=[$DATA.$E$3];[$DATA.$F$3];IF([.E$13]=[$DATA.$E$4];[$DATA.$F$4];IF([.E$13]=[$DATA.$E$5];[$DATA.$F$5];[$DATA.$F$6])))))" office:value-type="percentage" office:value="0.58833331" calcext:value-type="percentage">
            <text:p>59%</text:p>
          </table:table-cell>
          <table:table-cell table:style-name="ce83" table:formula="of:=IF([.F$13]=[$DATA.$E$1];[$DATA.$F$1];IF([.F$13]=[$DATA.$E$2];[$DATA.$F$2];IF([.F$13]=[$DATA.$E$3];[$DATA.$F$3];IF([.F$13]=[$DATA.$E$4];[$DATA.$F$4];IF([.F$13]=[$DATA.$E$5];[$DATA.$F$5];[$DATA.$F$6])))))" office:value-type="percentage" office:value="0.08833333" calcext:value-type="percentage">
            <text:p>9%</text:p>
          </table:table-cell>
          <table:table-cell table:style-name="ce91"/>
          <table:table-cell table:number-columns-repeated="57"/>
        </table:table-row>
        <table:table-row table:style-name="ro6">
          <table:table-cell/>
          <table:table-cell table:style-name="ce72" office:value-type="string" calcext:value-type="string">
            <text:p>FAIRness</text:p>
          </table:table-cell>
          <table:table-cell table:number-columns-repeated="4" table:style-name="ce84" office:value-type="percentage" office:value="0.91666666" calcext:value-type="percentage">
            <text:p>92%</text:p>
          </table:table-cell>
          <table:table-cell table:style-name="ce91"/>
          <table:table-cell table:number-columns-repeated="57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ATA" table:style-name="ta4">
        <table:table-column table:style-name="co12" table:default-cell-style-name="Default"/>
        <table:table-column table:style-name="co3" table:number-columns-repeated="63" table:default-cell-style-name="Default"/>
        <table:table-row table:style-name="ro1">
          <table:table-cell table:style-name="ce62"/>
          <table:table-cell table:style-name="ce92" office:value-type="string" calcext:value-type="string">
            <text:p>Mandatory</text:p>
          </table:table-cell>
          <table:table-cell table:style-name="ce92" office:value-type="string" calcext:value-type="string">
            <text:p>Essential</text:p>
          </table:table-cell>
          <table:table-cell table:style-name="ce92" office:value-type="string" calcext:value-type="string">
            <text:p>PASS</text:p>
          </table:table-cell>
          <table:table-cell table:style-name="ce92" office:value-type="string" calcext:value-type="string">
            <text:p>Level 0</text:p>
          </table:table-cell>
          <table:table-cell table:style-name="ce93" office:value-type="percentage" office:value="0.08833333" calcext:value-type="percentage">
            <text:p>9%</text:p>
          </table:table-cell>
          <table:table-cell table:style-name="ce92" office:value-type="string" calcext:value-type="string">
            <text:p>Not FAIR</text:p>
          </table:table-cell>
          <table:table-cell table:style-name="ce62" table:number-columns-repeated="3"/>
          <table:table-cell table:style-name="ce92" office:value-type="string" calcext:value-type="string">
            <text:p>F</text:p>
          </table:table-cell>
          <table:table-cell table:style-name="ce92" office:value-type="string" calcext:value-type="string">
            <text:p>0 – not applicable</text:p>
          </table:table-cell>
          <table:table-cell table:style-name="ce62" table:number-columns-repeated="16"/>
          <table:table-cell table:number-columns-repeated="36"/>
        </table:table-row>
        <table:table-row table:style-name="ro1">
          <table:table-cell table:style-name="ce62"/>
          <table:table-cell table:style-name="ce92" office:value-type="string" calcext:value-type="string">
            <text:p>Recommended</text:p>
          </table:table-cell>
          <table:table-cell table:style-name="ce92" office:value-type="string" calcext:value-type="string">
            <text:p>Important</text:p>
          </table:table-cell>
          <table:table-cell table:style-name="ce92" office:value-type="string" calcext:value-type="string">
            <text:p>FAIL</text:p>
          </table:table-cell>
          <table:table-cell table:style-name="ce92" office:value-type="string" calcext:value-type="string">
            <text:p>Level 1</text:p>
          </table:table-cell>
          <table:table-cell table:style-name="ce93" table:formula="of:=[.F1]+16.666666%" office:value-type="percentage" office:value="0.25499999" calcext:value-type="percentage">
            <text:p>25%</text:p>
          </table:table-cell>
          <table:table-cell table:style-name="ce92" office:value-type="string" calcext:value-type="string">
            <text:p>FAIR Mandatory criteria only</text:p>
          </table:table-cell>
          <table:table-cell table:style-name="ce62" table:number-columns-repeated="3"/>
          <table:table-cell table:style-name="ce92" office:value-type="string" calcext:value-type="string">
            <text:p>A</text:p>
          </table:table-cell>
          <table:table-cell table:style-name="ce92" office:value-type="string" calcext:value-type="string">
            <text:p>1 – not being considered this yet</text:p>
          </table:table-cell>
          <table:table-cell table:style-name="ce62" table:number-columns-repeated="16"/>
          <table:table-cell table:number-columns-repeated="36"/>
        </table:table-row>
        <table:table-row table:style-name="ro1">
          <table:table-cell table:style-name="ce62"/>
          <table:table-cell table:style-name="ce92" office:value-type="string" calcext:value-type="string">
            <text:p>Optional</text:p>
          </table:table-cell>
          <table:table-cell table:style-name="ce92" office:value-type="string" calcext:value-type="string">
            <text:p>Useful</text:p>
          </table:table-cell>
          <table:table-cell table:style-name="ce62"/>
          <table:table-cell table:style-name="ce92" office:value-type="string" calcext:value-type="string">
            <text:p>Level 2</text:p>
          </table:table-cell>
          <table:table-cell table:style-name="ce93" table:formula="of:=[.F2]+16.666666%" office:value-type="percentage" office:value="0.42166665" calcext:value-type="percentage">
            <text:p>42%</text:p>
          </table:table-cell>
          <table:table-cell table:style-name="ce92" office:value-type="string" calcext:value-type="string">
            <text:p>FAIR Mandatory criteria + 50 % of recommended criteria</text:p>
          </table:table-cell>
          <table:table-cell table:style-name="ce62" table:number-columns-repeated="3"/>
          <table:table-cell table:style-name="ce92" office:value-type="string" calcext:value-type="string">
            <text:p>I</text:p>
          </table:table-cell>
          <table:table-cell table:style-name="ce92" office:value-type="string" calcext:value-type="string">
            <text:p>2 – under consideration or in planning phase</text:p>
          </table:table-cell>
          <table:table-cell table:style-name="ce62" table:number-columns-repeated="16"/>
          <table:table-cell table:number-columns-repeated="36"/>
        </table:table-row>
        <table:table-row table:style-name="ro1">
          <table:table-cell table:style-name="ce62" table:number-columns-repeated="4"/>
          <table:table-cell table:style-name="ce92" office:value-type="string" calcext:value-type="string">
            <text:p>Level 3</text:p>
          </table:table-cell>
          <table:table-cell table:style-name="ce93" table:formula="of:=[.F3]+16.666666%" office:value-type="percentage" office:value="0.58833331" calcext:value-type="percentage">
            <text:p>59%</text:p>
          </table:table-cell>
          <table:table-cell table:style-name="ce92" office:value-type="string" calcext:value-type="string">
            <text:p>FAIR Mandatory criteria + 100% of recommended criteria</text:p>
          </table:table-cell>
          <table:table-cell table:style-name="ce62" table:number-columns-repeated="3"/>
          <table:table-cell table:style-name="ce92" office:value-type="string" calcext:value-type="string">
            <text:p>R</text:p>
          </table:table-cell>
          <table:table-cell table:style-name="ce92" office:value-type="string" calcext:value-type="string">
            <text:p>3 – in implementation phase</text:p>
          </table:table-cell>
          <table:table-cell table:style-name="ce62" table:number-columns-repeated="16"/>
          <table:table-cell table:number-columns-repeated="36"/>
        </table:table-row>
        <table:table-row table:style-name="ro1">
          <table:table-cell table:style-name="ce62" table:number-columns-repeated="4"/>
          <table:table-cell table:style-name="ce92" office:value-type="string" calcext:value-type="string">
            <text:p>Level 4</text:p>
          </table:table-cell>
          <table:table-cell table:style-name="ce93" table:formula="of:=[.F4]+16.666666%" office:value-type="percentage" office:value="0.75499997" calcext:value-type="percentage">
            <text:p>75%</text:p>
          </table:table-cell>
          <table:table-cell table:style-name="ce92" office:value-type="string" calcext:value-type="string">
            <text:p>FAIR Mandatory criteria + 100% of recommended criteria + 50% of optional criteria</text:p>
          </table:table-cell>
          <table:table-cell table:style-name="ce62" table:number-columns-repeated="4"/>
          <table:table-cell table:style-name="ce92" office:value-type="string" calcext:value-type="string">
            <text:p>4 – fully implemented</text:p>
          </table:table-cell>
          <table:table-cell table:style-name="ce62" table:number-columns-repeated="16"/>
          <table:table-cell table:number-columns-repeated="36"/>
        </table:table-row>
        <table:table-row table:style-name="ro1">
          <table:table-cell table:style-name="ce62" table:number-columns-repeated="4"/>
          <table:table-cell table:style-name="ce92" office:value-type="string" calcext:value-type="string">
            <text:p>Level 5</text:p>
          </table:table-cell>
          <table:table-cell table:style-name="ce93" table:formula="of:=[.F5]+16.666666%" office:value-type="percentage" office:value="0.92166663" calcext:value-type="percentage">
            <text:p>92%</text:p>
          </table:table-cell>
          <table:table-cell table:style-name="ce92" office:value-type="string" calcext:value-type="string">
            <text:p>FAIR Mandatory criteria + 100% of recommended criteria + 100% of optional criteria</text:p>
          </table:table-cell>
          <table:table-cell table:style-name="ce62" table:number-columns-repeated="21"/>
          <table:table-cell table:number-columns-repeated="36"/>
        </table:table-row>
        <table:table-row table:style-name="ro1" table:number-rows-repeated="17">
          <table:table-cell table:style-name="ce62" table:number-columns-repeated="28"/>
          <table:table-cell table:number-columns-repeated="36"/>
        </table:table-row>
        <table:table-row table:style-name="ro2" table:number-rows-repeated="976">
          <table:table-cell table:style-name="ce62" table:number-columns-repeated="28"/>
          <table:table-cell table:number-columns-repeated="36"/>
        </table:table-row>
        <table:table-row table:style-name="ro1" table:number-rows-repeated="1047576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Roboto" svg:font-family="Roboto"/>
    <style:font-face style:name="Verdana" svg:font-family="Verdana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loext:text> </loext:text>
      <loext:fill-character> </loext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Percent" style:display-name="Excel Built-in Percent" style:family="table-cell" style:parent-style-name="Default" style:data-style-name="N10"/>
    <style:style style:name="ConditionalStyle_5f_2" style:display-name="ConditionalStyle_2" style:family="table-cell" style:parent-style-name="Default">
      <style:table-cell-properties fo:background-color="#57bb8a"/>
      <style:text-properties fo:color="#274e13"/>
    </style:style>
    <style:style style:name="ConditionalStyle_5f_1" style:display-name="ConditionalStyle_1" style:family="table-cell" style:parent-style-name="Default">
      <style:table-cell-properties fo:background-color="#dd7e6b"/>
      <style:text-properties fo:color="#980000"/>
    </style:style>
    <draw:marker draw:name="msArrowOvalEnd_20_5" draw:display-name="msArrowOvalEnd 5" svg:viewBox="0 0 300 300" svg:d="M150 0l75 21 54 54 21 75-21 75-54 54-75 21-75-21-54-54-21-75 21-75 54-54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VELS" style:display-name="PageStyle_LEVE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lc" style:display-name="PageStyle_cal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AIR_20_Indicators_5f_v0.05" style:display-name="PageStyle_FAIR Indicators_v0.0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7T12:24:06</meta:creation-date>
    <dc:date>2022-08-19T09:32:35.564012510</dc:date>
    <meta:generator>LibreOffice/6.4.7.2$Linux_X86_64 LibreOffice_project/40$Build-2</meta:generator>
    <meta:editing-duration>P4DT19H25M6S</meta:editing-duration>
    <meta:editing-cycles>1</meta:editing-cycles>
    <meta:document-statistic meta:table-count="4" meta:cell-count="650" meta:object-count="8"/>
    <meta:user-defined meta:name="AppVersion">16.0300</meta:user-defined>
    <meta:user-defined meta:name="ContentTypeId">0x01010008F661E3DE9C25499C21C40FDF902C8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808080" style:text-position="0% 100%" fo:font-family="Arial" fo:font-size="16pt" fo:letter-spacing="0.025cm" fo:language="nl" fo:country="BE" style:font-size-asian="16pt" style:font-family-complex="Arial" style:font-family-generic-complex="swiss" style:font-size-complex="16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draw:stroke="none" svg:stroke-width="0.071cm" svg:stroke-color="#b3b3b3"/>
      <style:text-properties fo:color="#808080" style:text-position="0% 100%" fo:font-family="Arial" fo:font-size="9pt" style:font-size-asian="9pt" style:font-family-complex="Arial" style:font-family-generic-complex="swiss" style:font-size-complex="9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808080" style:text-position="0% 100%" fo:font-family="Arial" fo:font-size="9pt" style:font-size-asian="9pt" style:font-family-complex="Arial" style:font-family-generic-complex="swiss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top">
        <chart:label-separator>
          <text:p>; </text:p>
        </chart:label-separator>
      </style:chart-properties>
      <style:graphic-properties svg:stroke-width="0.141cm" svg:stroke-color="#70ad47" svg:stroke-opacity="30%" draw:fill-color="#70ad47" draw:opacity="10%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136cm" svg:height="7.064cm" xlink:href=".." xlink:type="simple" chart:class="chart:filled-radar" chart:style-name="ch1">
        <chart:title svg:x="3.516cm" svg:y="0.277cm" chart:style-name="ch2">
          <text:p>FINDABLE</text:p>
        </chart:title>
        <chart:plot-area chart:style-name="ch3" table:cell-range-address="'FAIR Indicators_v0.05'.E2:'FAIR Indicators_v0.05'.E8 'FAIR Indicators_v0.05'.I2:'FAIR Indicators_v0.05'.I8" chart:data-source-has-labels="column" svg:x="0.202cm" svg:y="1.365cm" svg:width="9.732cm" svg:height="5.558cm">
          <chartooo:coordinate-region svg:x="2.906cm" svg:y="2.106cm" svg:width="4.323cm" svg:height="4.323cm"/>
          <chart:axis chart:dimension="x" chart:name="primary-x" chart:style-name="ch4" chartooo:axis-type="auto">
            <chartooo:date-scale/>
            <chart:categories table:cell-range-address="'FAIR Indicators_v0.05'.E2:'FAIR Indicators_v0.05'.E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AIR Indicators_v0.05'.I2:'FAIR Indicators_v0.05'.I8" chart:class="chart:filled-rad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DA-F1-01M</text:p>
                <draw:g>
                  <svg:desc>'FAIR Indicators_v0.05'.E2:'FAIR Indicators_v0.05'.E8</svg:desc>
                </draw:g>
              </table:table-cell>
              <table:table-cell office:value-type="float" office:value="4">
                <text:p>4</text:p>
                <draw:g>
                  <svg:desc>'FAIR Indicators_v0.05'.I2:'FAIR Indicators_v0.05'.I8</svg:desc>
                </draw:g>
              </table:table-cell>
            </table:table-row>
            <table:table-row>
              <table:table-cell office:value-type="string">
                <text:p>RDA-F1-01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F1-02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DA-F1-02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F2-01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F3-01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F4-01M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808080" style:text-position="0% 100%" fo:font-family="Arial" fo:font-size="16pt" fo:letter-spacing="0.025cm" fo:language="nl" fo:country="BE" style:font-size-asian="16pt" style:font-family-complex="Arial" style:font-family-generic-complex="swiss" style:font-size-complex="16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draw:stroke="none" svg:stroke-width="0.071cm" svg:stroke-color="#b3b3b3"/>
      <style:text-properties fo:color="#808080" style:text-position="0% 100%" fo:font-family="Arial" fo:font-size="9pt" style:font-size-asian="9pt" style:font-family-complex="Arial" style:font-family-generic-complex="swiss" style:font-size-complex="9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808080" style:text-position="0% 100%" fo:font-family="Arial" fo:font-size="9pt" style:font-size-asian="9pt" style:font-family-complex="Arial" style:font-family-generic-complex="swiss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top">
        <chart:label-separator>
          <text:p>; </text:p>
        </chart:label-separator>
      </style:chart-properties>
      <style:graphic-properties svg:stroke-width="0.141cm" svg:stroke-color="#70ad47" svg:stroke-opacity="30%" draw:fill-color="#70ad47" draw:opacity="10%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74cm" svg:height="6.985cm" xlink:href=".." xlink:type="simple" chart:class="chart:filled-radar" chart:style-name="ch1">
        <chart:title svg:x="3.409cm" svg:y="0.275cm" chart:style-name="ch2">
          <text:p>ACCESSIBLE</text:p>
        </chart:title>
        <chart:plot-area chart:style-name="ch3" table:cell-range-address="'FAIR Indicators_v0.05'.E9:'FAIR Indicators_v0.05'.E20 'FAIR Indicators_v0.05'.I9:'FAIR Indicators_v0.05'.I20" chart:data-source-has-labels="column" svg:x="0.214cm" svg:y="1.361cm" svg:width="10.312cm" svg:height="5.485cm">
          <chartooo:coordinate-region svg:x="3.654cm" svg:y="2.097cm" svg:width="4.014cm" svg:height="4.014cm"/>
          <chart:axis chart:dimension="x" chart:name="primary-x" chart:style-name="ch4" chartooo:axis-type="auto">
            <chartooo:date-scale/>
            <chart:categories table:cell-range-address="'FAIR Indicators_v0.05'.E9:'FAIR Indicators_v0.05'.E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AIR Indicators_v0.05'.I9:'FAIR Indicators_v0.05'.I20" chart:class="chart:filled-rad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DA-A1-01M</text:p>
                <draw:g>
                  <svg:desc>'FAIR Indicators_v0.05'.E9:'FAIR Indicators_v0.05'.E20</svg:desc>
                </draw:g>
              </table:table-cell>
              <table:table-cell office:value-type="float" office:value="4">
                <text:p>4</text:p>
                <draw:g>
                  <svg:desc>'FAIR Indicators_v0.05'.I9:'FAIR Indicators_v0.05'.I20</svg:desc>
                </draw:g>
              </table:table-cell>
            </table:table-row>
            <table:table-row>
              <table:table-cell office:value-type="string">
                <text:p>RDA-A1-02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A1-02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DA-A1-03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A1-03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A1-04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A1-04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A1-05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A1.1-01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A1.1-01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A1.2-01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A2-01M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808080" style:text-position="0% 100%" fo:font-family="Arial" fo:font-size="16pt" fo:letter-spacing="0.025cm" fo:language="nl" fo:country="BE" style:font-size-asian="16pt" style:font-family-complex="Arial" style:font-family-generic-complex="swiss" style:font-size-complex="16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draw:stroke="none" svg:stroke-width="0.071cm" svg:stroke-color="#b3b3b3"/>
      <style:text-properties fo:color="#808080" style:text-position="0% 100%" fo:font-family="Arial" fo:font-size="9pt" style:font-size-asian="9pt" style:font-family-complex="Arial" style:font-family-generic-complex="swiss" style:font-size-complex="9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808080" style:text-position="0% 100%" fo:font-family="Arial" fo:font-size="9pt" style:font-size-asian="9pt" style:font-family-complex="Arial" style:font-family-generic-complex="swiss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top">
        <chart:label-separator>
          <text:p>; </text:p>
        </chart:label-separator>
      </style:chart-properties>
      <style:graphic-properties svg:stroke-width="0.141cm" svg:stroke-color="#70ad47" svg:stroke-opacity="30%" draw:fill-color="#70ad47" draw:opacity="10%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788cm" svg:height="7.63cm" xlink:href=".." xlink:type="simple" chart:class="chart:filled-radar" chart:style-name="ch1">
        <chart:title svg:x="2.813cm" svg:y="0.288cm" chart:style-name="ch2">
          <text:p>INTEROPERABLE</text:p>
        </chart:title>
        <chart:plot-area chart:style-name="ch3" table:cell-range-address="'FAIR Indicators_v0.05'.E21:'FAIR Indicators_v0.05'.E32 'FAIR Indicators_v0.05'.I21:'FAIR Indicators_v0.05'.I32" chart:data-source-has-labels="column" svg:x="0.215cm" svg:y="1.387cm" svg:width="10.358cm" svg:height="6.091cm">
          <chartooo:coordinate-region svg:x="3.29cm" svg:y="2.164cm" svg:width="4.538cm" svg:height="4.538cm"/>
          <chart:axis chart:dimension="x" chart:name="primary-x" chart:style-name="ch4" chartooo:axis-type="auto">
            <chartooo:date-scale/>
            <chart:categories table:cell-range-address="'FAIR Indicators_v0.05'.E21:'FAIR Indicators_v0.05'.E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AIR Indicators_v0.05'.I21:'FAIR Indicators_v0.05'.I32" chart:class="chart:filled-rad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DA-I1-01M</text:p>
                <draw:g>
                  <svg:desc>'FAIR Indicators_v0.05'.E21:'FAIR Indicators_v0.05'.E32</svg:desc>
                </draw:g>
              </table:table-cell>
              <table:table-cell office:value-type="float" office:value="4">
                <text:p>4</text:p>
                <draw:g>
                  <svg:desc>'FAIR Indicators_v0.05'.I21:'FAIR Indicators_v0.05'.I32</svg:desc>
                </draw:g>
              </table:table-cell>
            </table:table-row>
            <table:table-row>
              <table:table-cell office:value-type="string">
                <text:p>RDA-I1-01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I1-02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I1-02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I2-01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I2-01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I3-01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I3-01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DA-I3-02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I3-02D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DA-I3-03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I3-04M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Arial" fo:font-size="9pt" style:font-size-asian="9pt" style:font-family-complex="Arial" style:font-family-generic-complex="swiss" style:font-size-complex="9pt"/>
    </style:style>
    <style:style style:name="ch3" style:family="chart">
      <style:chart-properties chart:stacked="true"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true" chart:axis-position="0" chart:tick-mark-position="at-axis"/>
      <style:graphic-properties svg:stroke-width="0.026cm" svg:stroke-color="#d9d9d9"/>
      <style:text-properties fo:color="#595959" style:text-position="0% 100%" fo:font-family="Arial" fo:font-size="9pt" style:font-size-asian="9pt" style:font-family-complex="Arial" style:font-family-generic-complex="swiss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6" style:family="chart" style:data-style-name="N1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visibl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0">
      <style:chart-properties chart:display-label="true" chart:logarithmic="false" chart:interval-minor-divisor="5" chart:gap-width="150" chart:overlap="100" chart:reverse-direction="false" text:line-break="false" loext:try-staggering-first="false" chart:link-data-style-to-source="false" chart:visibl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9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d3d3d3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0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bdbdbd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1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9e9e9e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2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7d7d7d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3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69696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4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595959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5" style:family="chart" style:data-style-name="N1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002060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6" style:family="chart" style:data-style-name="N10">
      <style:chart-properties chart:symbol-type="named-symbol" chart:symbol-name="horizontal-bar" chart:symbol-width="0.529cm" chart:symbol-height="0.529cm" chart:link-data-style-to-source="true" chart:label-position="right">
        <chart:label-separator>
          <text:p>; </text:p>
        </chart:label-separator>
      </style:chart-properties>
      <style:graphic-properties draw:stroke="none" svg:stroke-width="0.079cm" svg:stroke-color="#ffffff" draw:fill-color="#ffffff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17" style:family="chart">
      <style:graphic-properties draw:fill="none" draw:fill-color="#d9d9d9"/>
    </style:style>
    <style:style style:name="ch18" style:family="chart">
      <style:graphic-properties draw:fill-color="#d9d9d9"/>
    </style:style>
  </office:automatic-styles>
  <office:body>
    <office:chart>
      <chart:chart svg:width="22.433cm" svg:height="9.357cm" xlink:href=".." xlink:type="simple" chart:class="chart:bar" chart:style-name="ch1">
        <chart:legend chart:legend-position="end" svg:x="20.321cm" svg:y="2.744cm" style:legend-expansion="high" chart:style-name="ch2"/>
        <chart:plot-area chart:style-name="ch3" table:cell-range-address="calc.B16:calc.F24" chart:data-source-has-labels="both" svg:x="0.448cm" svg:y="0.187cm" svg:width="19.425cm" svg:height="8.983cm">
          <chartooo:coordinate-region svg:x="0.448cm" svg:y="0.187cm" svg:width="19.425cm" svg:height="8.513cm"/>
          <chart:axis chart:dimension="x" chart:name="primary-x" chart:style-name="ch4" chartooo:axis-type="auto">
            <chartooo:date-scale/>
            <chart:categories table:cell-range-address="calc.C16:calc.F16"/>
          </chart:axis>
          <chart:axis chart:dimension="x" chart:name="secondary-x" chart:style-name="ch5"/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calc.C17:calc.F17" chart:label-cell-address="calc.B17:calc.B17" chart:class="chart:bar">
            <chart:data-point chart:repeated="4"/>
          </chart:series>
          <chart:series chart:attached-axis="primary-y" chart:style-name="ch10" chart:values-cell-range-address="calc.C18:calc.F18" chart:label-cell-address="calc.B18:calc.B18" chart:class="chart:bar">
            <chart:data-point chart:repeated="4"/>
          </chart:series>
          <chart:series chart:attached-axis="primary-y" chart:style-name="ch11" chart:values-cell-range-address="calc.C19:calc.F19" chart:label-cell-address="calc.B19:calc.B19" chart:class="chart:bar">
            <chart:data-point chart:repeated="4"/>
          </chart:series>
          <chart:series chart:attached-axis="primary-y" chart:style-name="ch12" chart:values-cell-range-address="calc.C20:calc.F20" chart:label-cell-address="calc.B20:calc.B20" chart:class="chart:bar">
            <chart:data-point chart:repeated="4"/>
          </chart:series>
          <chart:series chart:attached-axis="primary-y" chart:style-name="ch13" chart:values-cell-range-address="calc.C21:calc.F21" chart:label-cell-address="calc.B21:calc.B21" chart:class="chart:bar">
            <chart:data-point chart:repeated="4"/>
          </chart:series>
          <chart:series chart:attached-axis="primary-y" chart:style-name="ch14" chart:values-cell-range-address="calc.C22:calc.F22" chart:label-cell-address="calc.B22:calc.B22" chart:class="chart:bar">
            <chart:data-point chart:repeated="4"/>
          </chart:series>
          <chart:series chart:attached-axis="secondary-y" chart:style-name="ch15" chart:values-cell-range-address="calc.C23:calc.F23" chart:label-cell-address="calc.B23:calc.B23" chart:class="chart:bar">
            <chart:data-point chart:repeated="4"/>
          </chart:series>
          <chart:series chart:attached-axis="secondary-y" chart:style-name="ch16" chart:values-cell-range-address="calc.C24:calc.F24" chart:label-cell-address="calc.B24:calc.B24" chart:class="chart:line">
            <chart:data-point chart:repeated="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NDABLE</text:p>
                <draw:g>
                  <svg:desc>calc.C16:calc.F16</svg:desc>
                </draw:g>
              </table:table-cell>
              <table:table-cell office:value-type="string">
                <text:p>ACCESSIBLE</text:p>
              </table:table-cell>
              <table:table-cell office:value-type="string">
                <text:p>INTEROPERABLE</text:p>
              </table:table-cell>
              <table:table-cell office:value-type="string">
                <text:p>REUSABLE</text:p>
              </table:table-cell>
            </table:table-row>
          </table:table-header-rows>
          <table:table-rows>
            <table:table-row>
              <table:table-cell office:value-type="string">
                <text:p>Level 0</text:p>
                <draw:g>
                  <svg:desc>calc.B17:calc.B17</svg:desc>
                </draw:g>
              </table:table-cell>
              <table:table-cell office:value-type="float" office:value="0.16666666">
                <text:p>0.16666666</text:p>
                <draw:g>
                  <svg:desc>calc.C17:calc.F17</svg:desc>
                </draw:g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</table:table-row>
            <table:table-row>
              <table:table-cell office:value-type="string">
                <text:p>Level 1</text:p>
                <draw:g>
                  <svg:desc>calc.B18:calc.B18</svg:desc>
                </draw:g>
              </table:table-cell>
              <table:table-cell office:value-type="float" office:value="0.16666666">
                <text:p>0.16666666</text:p>
                <draw:g>
                  <svg:desc>calc.C18:calc.F18</svg:desc>
                </draw:g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</table:table-row>
            <table:table-row>
              <table:table-cell office:value-type="string">
                <text:p>Level 2</text:p>
                <draw:g>
                  <svg:desc>calc.B19:calc.B19</svg:desc>
                </draw:g>
              </table:table-cell>
              <table:table-cell office:value-type="float" office:value="0.16666666">
                <text:p>0.16666666</text:p>
                <draw:g>
                  <svg:desc>calc.C19:calc.F19</svg:desc>
                </draw:g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</table:table-row>
            <table:table-row>
              <table:table-cell office:value-type="string">
                <text:p>Level 3</text:p>
                <draw:g>
                  <svg:desc>calc.B20:calc.B20</svg:desc>
                </draw:g>
              </table:table-cell>
              <table:table-cell office:value-type="float" office:value="0.16666666">
                <text:p>0.16666666</text:p>
                <draw:g>
                  <svg:desc>calc.C20:calc.F20</svg:desc>
                </draw:g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</table:table-row>
            <table:table-row>
              <table:table-cell office:value-type="string">
                <text:p>Level 4</text:p>
                <draw:g>
                  <svg:desc>calc.B21:calc.B21</svg:desc>
                </draw:g>
              </table:table-cell>
              <table:table-cell office:value-type="float" office:value="0.16666666">
                <text:p>0.16666666</text:p>
                <draw:g>
                  <svg:desc>calc.C21:calc.F21</svg:desc>
                </draw:g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</table:table-row>
            <table:table-row>
              <table:table-cell office:value-type="string">
                <text:p>Level 5</text:p>
                <draw:g>
                  <svg:desc>calc.B22:calc.B22</svg:desc>
                </draw:g>
              </table:table-cell>
              <table:table-cell office:value-type="float" office:value="0.16666666">
                <text:p>0.16666666</text:p>
                <draw:g>
                  <svg:desc>calc.C22:calc.F22</svg:desc>
                </draw:g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  <table:table-cell office:value-type="float" office:value="0.16666666">
                <text:p>0.16666666</text:p>
              </table:table-cell>
            </table:table-row>
            <table:table-row>
              <table:table-cell office:value-type="string">
                <text:p>Value</text:p>
                <draw:g>
                  <svg:desc>calc.B23:calc.B23</svg:desc>
                </draw:g>
              </table:table-cell>
              <table:table-cell office:value-type="float" office:value="0.08833333">
                <text:p>0.08833333</text:p>
                <draw:g>
                  <svg:desc>calc.C23:calc.F23</svg:desc>
                </draw:g>
              </table:table-cell>
              <table:table-cell office:value-type="float" office:value="0.08833333">
                <text:p>0.08833333</text:p>
              </table:table-cell>
              <table:table-cell office:value-type="float" office:value="0.58833331">
                <text:p>0.58833331</text:p>
              </table:table-cell>
              <table:table-cell office:value-type="float" office:value="0.08833333">
                <text:p>0.08833333</text:p>
              </table:table-cell>
            </table:table-row>
            <table:table-row>
              <table:table-cell office:value-type="string">
                <text:p>FAIRness</text:p>
                <draw:g>
                  <svg:desc>calc.B24:calc.B24</svg:desc>
                </draw:g>
              </table:table-cell>
              <table:table-cell office:value-type="float" office:value="0.91666666">
                <text:p>0.91666666</text:p>
                <draw:g>
                  <svg:desc>calc.C24:calc.F24</svg:desc>
                </draw:g>
              </table:table-cell>
              <table:table-cell office:value-type="float" office:value="0.91666666">
                <text:p>0.91666666</text:p>
              </table:table-cell>
              <table:table-cell office:value-type="float" office:value="0.91666666">
                <text:p>0.91666666</text:p>
              </table:table-cell>
              <table:table-cell office:value-type="float" office:value="0.91666666">
                <text:p>0.916666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26cm"/>
    </style:style>
    <style:style style:name="ch2" style:family="chart">
      <style:chart-properties chart:auto-position="true" style:rotation-angle="0"/>
      <style:text-properties fo:color="#808080" style:text-position="0% 100%" fo:font-family="Arial" fo:font-size="16pt" fo:letter-spacing="0.025cm" fo:language="nl" fo:country="BE" style:font-size-asian="16pt" style:font-family-complex="Arial" style:font-family-generic-complex="swiss" style:font-size-complex="16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true" chart:axis-position="0" chart:tick-mark-position="at-axis"/>
      <style:graphic-properties draw:stroke="none" svg:stroke-width="0.071cm" svg:stroke-color="#b3b3b3"/>
      <style:text-properties fo:color="#808080" style:text-position="0% 100%" fo:font-family="Arial" fo:font-size="9pt" style:font-size-asian="9pt" style:font-family-complex="Arial" style:font-family-generic-complex="swiss" style:font-size-complex="9pt"/>
    </style:style>
    <style:style style:name="ch5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808080" style:text-position="0% 100%" fo:font-family="Arial" fo:font-size="9pt" style:font-size-asian="9pt" style:font-family-complex="Arial" style:font-family-generic-complex="swiss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top">
        <chart:label-separator>
          <text:p>; </text:p>
        </chart:label-separator>
      </style:chart-properties>
      <style:graphic-properties svg:stroke-width="0.141cm" svg:stroke-color="#70ad47" svg:stroke-opacity="30%" draw:fill-color="#70ad47" draw:opacity="10%"/>
      <style:text-properties fo:color="#000000" style:text-position="0% 100%" fo:font-family="Arial" fo:font-size="10pt" style:font-size-asian="10pt" style:font-family-complex="Arial" style:font-family-generic-complex="swiss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0.775cm" svg:height="7.62cm" xlink:href=".." xlink:type="simple" chart:class="chart:filled-radar" chart:style-name="ch1">
        <chart:title svg:x="3.716cm" svg:y="0.288cm" chart:style-name="ch2">
          <text:p>REUSABLE</text:p>
        </chart:title>
        <chart:plot-area chart:style-name="ch3" table:cell-range-address="'FAIR Indicators_v0.05'.E33:'FAIR Indicators_v0.05'.E42 'FAIR Indicators_v0.05'.I33:'FAIR Indicators_v0.05'.I42" chart:data-source-has-labels="column" svg:x="0.215cm" svg:y="1.387cm" svg:width="10.345cm" svg:height="6.081cm">
          <chartooo:coordinate-region svg:x="3.122cm" svg:y="2.163cm" svg:width="4.53cm" svg:height="4.53cm"/>
          <chart:axis chart:dimension="x" chart:name="primary-x" chart:style-name="ch4" chartooo:axis-type="auto">
            <chartooo:date-scale/>
            <chart:categories table:cell-range-address="'FAIR Indicators_v0.05'.E33:'FAIR Indicators_v0.05'.E4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AIR Indicators_v0.05'.I33:'FAIR Indicators_v0.05'.I42" chart:class="chart:filled-rad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RDA-R1-01M</text:p>
                <draw:g>
                  <svg:desc>'FAIR Indicators_v0.05'.E33:'FAIR Indicators_v0.05'.E42</svg:desc>
                </draw:g>
              </table:table-cell>
              <table:table-cell office:value-type="float" office:value="4">
                <text:p>4</text:p>
                <draw:g>
                  <svg:desc>'FAIR Indicators_v0.05'.I33:'FAIR Indicators_v0.05'.I42</svg:desc>
                </draw:g>
              </table:table-cell>
            </table:table-row>
            <table:table-row>
              <table:table-cell office:value-type="string">
                <text:p>RDA-R1.1-01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DA-R1.1-02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R1.1-03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DA-R1.2-01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R1.2-02M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RDA-R1.3-01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R1.3-01D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R1.3-02M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RDA-R1.3-02D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